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fr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Institut Géopolitique Horizons - Dashboard&lt;/title&gt;</text:p>
      <text:p text:style-name="Normal"><text:s text:c="4"/></text:p>
      <text:p text:style-name="Normal"><text:s text:c="4"/>&lt;!-- Tailwind CSS --&gt;</text:p>
      <text:p text:style-name="Normal"><text:s text:c="4"/>&lt;script src="https://cdn.tailwindcss.com"&gt;&lt;/script&gt;</text:p>
      <text:p text:style-name="Normal"><text:s text:c="4"/></text:p>
      <text:p text:style-name="Normal"><text:s text:c="4"/>&lt;!-- Google Fonts --&gt;</text:p>
      <text:p text:style-name="Normal"><text:s text:c="4"/>&lt;link rel="preconnect" href="https://fonts.googleapis.com"&gt;</text:p>
      <text:p text:style-name="Normal"><text:s text:c="4"/>&lt;link rel="preconnect" href="https://fonts.gstatic.com" crossorigin&gt;</text:p>
      <text:p text:style-name="Normal"><text:s text:c="4"/>&lt;link href="https://fonts.googleapis.com/css2?family=Inter:wght@300;400;500;600;700&amp;family=Playfair+Display:ital,wght@0,400;0,600;0,700;1,400&amp;display=swap" rel="stylesheet"&gt;</text:p>
      <text:p text:style-name="Normal"><text:s text:c="4"/></text:p>
      <text:p text:style-name="Normal"><text:s text:c="4"/>&lt;!-- Font Awesome --&gt;</text:p>
      <text:p text:style-name="Normal"><text:s text:c="4"/>&lt;link rel="stylesheet" href="https://cdnjs.cloudflare.com/ajax/libs/font-awesome/6.4.0/css/all.min.css"&gt;</text:p>
      <text:p text:style-name="Normal"><text:s text:c="4"/></text:p>
      <text:p text:style-name="Normal"><text:s text:c="4"/>&lt;!-- Chart.js --&gt;</text:p>
      <text:p text:style-name="Normal"><text:s text:c="4"/>&lt;script src="https://cdn.jsdelivr.net/npm/chart.js"&gt;&lt;/script&gt;</text:p>
      <text:p text:style-name="Normal"/>
      <text:p text:style-name="Normal"><text:s text:c="4"/>&lt;script&gt;</text:p>
      <text:p text:style-name="Normal"><text:s text:c="8"/>tailwind.config = {</text:p>
      <text:p text:style-name="Normal"><text:s text:c="12"/>theme: {</text:p>
      <text:p text:style-name="Normal"><text:s text:c="16"/>extend: {</text:p>
      <text:p text:style-name="Normal"><text:s text:c="20"/>colors: {</text:p>
      <text:p text:style-name="Normal"><text:s text:c="24"/>primary: '#1e3a5f',</text:p>
      <text:p text:style-name="Normal"><text:s text:c="24"/>secondary: '#c9a227',</text:p>
      <text:p text:style-name="Normal"><text:s text:c="24"/>accent: '#8b0000',</text:p>
      <text:soft-page-break/>
      <text:p text:style-name="Normal"><text:s text:c="24"/>slate: {</text:p>
      <text:p text:style-name="Normal"><text:s text:c="28"/>850: '#1e293b',</text:p>
      <text:p text:style-name="Normal"><text:s text:c="28"/>900: '#0f172a',</text:p>
      <text:p text:style-name="Normal"><text:s text:c="28"/>950: '#020617',</text:p>
      <text:p text:style-name="Normal"><text:s text:c="24"/>}</text:p>
      <text:p text:style-name="Normal"><text:s text:c="20"/>},</text:p>
      <text:p text:style-name="Normal"><text:s text:c="20"/>fontFamily: {</text:p>
      <text:p text:style-name="Normal"><text:s text:c="24"/>sans: ['Inter', 'sans-serif'],</text:p>
      <text:p text:style-name="Normal"><text:s text:c="24"/>serif: ['Playfair Display', 'serif'],</text:p>
      <text:p text:style-name="Normal"><text:s text:c="20"/>}</text:p>
      <text:p text:style-name="Normal"><text:s text:c="16"/>}</text:p>
      <text:p text:style-name="Normal"><text:s text:c="12"/>}</text:p>
      <text:p text:style-name="Normal"><text:s text:c="8"/>}</text:p>
      <text:p text:style-name="Normal"><text:s text:c="4"/>&lt;/script&gt;</text:p>
      <text:p text:style-name="Normal"/>
      <text:p text:style-name="Normal"><text:s text:c="4"/>&lt;style&gt;</text:p>
      <text:p text:style-name="Normal"><text:s text:c="8"/>:root {</text:p>
      <text:p text:style-name="Normal"><text:s text:c="12"/>--primary: #1e3a5f;</text:p>
      <text:p text:style-name="Normal"><text:s text:c="12"/>--secondary: #c9a227;</text:p>
      <text:p text:style-name="Normal"><text:s text:c="12"/>--accent: #8b0000;</text:p>
      <text:p text:style-name="Normal"><text:s text:c="8"/>}</text:p>
      <text:p text:style-name="Normal"><text:s text:c="8"/></text:p>
      <text:p text:style-name="Normal"><text:s text:c="8"/>body {</text:p>
      <text:p text:style-name="Normal"><text:s text:c="12"/>font-family: 'Inter', sans-serif;</text:p>
      <text:p text:style-name="Normal"><text:s text:c="12"/>background: #0f172a;</text:p>
      <text:p text:style-name="Normal"><text:s text:c="12"/>color: #e2e8f0;</text:p>
      <text:p text:style-name="Normal"><text:s text:c="8"/>}</text:p>
      <text:p text:style-name="Normal"><text:s text:c="8"/></text:p>
      <text:p text:style-name="Normal"><text:s text:c="8"/>.serif { font-family: 'Playfair Display', serif; }</text:p>
      <text:p text:style-name="Normal"><text:s text:c="8"/></text:p>
      <text:p text:style-name="Normal"><text:s text:c="8"/>.glass {</text:p>
      <text:soft-page-break/>
      <text:p text:style-name="Normal"><text:s text:c="12"/>background: rgba(30, 41, 59, 0.7);</text:p>
      <text:p text:style-name="Normal"><text:s text:c="12"/>backdrop-filter: blur(12px);</text:p>
      <text:p text:style-name="Normal"><text:s text:c="12"/>border: 1px solid rgba(255, 255, 255, 0.1);</text:p>
      <text:p text:style-name="Normal"><text:s text:c="8"/>}</text:p>
      <text:p text:style-name="Normal"><text:s text:c="8"/></text:p>
      <text:p text:style-name="Normal"><text:s text:c="8"/>.nav-item {</text:p>
      <text:p text:style-name="Normal"><text:s text:c="12"/>position: relative;</text:p>
      <text:p text:style-name="Normal"><text:s text:c="12"/>transition: all 0.3s ease;</text:p>
      <text:p text:style-name="Normal"><text:s text:c="8"/>}</text:p>
      <text:p text:style-name="Normal"><text:s text:c="8"/></text:p>
      <text:p text:style-name="Normal"><text:s text:c="8"/>.nav-item::after {</text:p>
      <text:p text:style-name="Normal"><text:s text:c="12"/>content: '';</text:p>
      <text:p text:style-name="Normal"><text:s text:c="12"/>position: absolute;</text:p>
      <text:p text:style-name="Normal"><text:s text:c="12"/>bottom: -2px;</text:p>
      <text:p text:style-name="Normal"><text:s text:c="12"/>left: 0;</text:p>
      <text:p text:style-name="Normal"><text:s text:c="12"/>width: 0;</text:p>
      <text:p text:style-name="Normal"><text:s text:c="12"/>height: 2px;</text:p>
      <text:p text:style-name="Normal"><text:s text:c="12"/>background: var(--secondary);</text:p>
      <text:p text:style-name="Normal"><text:s text:c="12"/>transition: width 0.3s ease;</text:p>
      <text:p text:style-name="Normal"><text:s text:c="8"/>}</text:p>
      <text:p text:style-name="Normal"><text:s text:c="8"/></text:p>
      <text:p text:style-name="Normal"><text:s text:c="8"/>.nav-item:hover::after,</text:p>
      <text:p text:style-name="Normal"><text:s text:c="8"/>.nav-item.active::after {</text:p>
      <text:p text:style-name="Normal"><text:s text:c="12"/>width: 100%;</text:p>
      <text:p text:style-name="Normal"><text:s text:c="8"/>}</text:p>
      <text:p text:style-name="Normal"><text:s text:c="8"/></text:p>
      <text:p text:style-name="Normal"><text:s text:c="8"/>.rubric-card {</text:p>
      <text:p text:style-name="Normal"><text:s text:c="12"/>transition: all 0.3s ease;</text:p>
      <text:p text:style-name="Normal"><text:s text:c="12"/>border-left: 4px solid transparent;</text:p>
      <text:p text:style-name="Normal"><text:s text:c="8"/>}</text:p>
      <text:p text:style-name="Normal"><text:s text:c="8"/></text:p>
      <text:soft-page-break/>
      <text:p text:style-name="Normal"><text:s text:c="8"/>.rubric-card:hover {</text:p>
      <text:p text:style-name="Normal"><text:s text:c="12"/>transform: translateX(8px);</text:p>
      <text:p text:style-name="Normal"><text:s text:c="12"/>border-left-color: var(--secondary);</text:p>
      <text:p text:style-name="Normal"><text:s text:c="12"/>background: rgba(201, 162, 39, 0.1);</text:p>
      <text:p text:style-name="Normal"><text:s text:c="8"/>}</text:p>
      <text:p text:style-name="Normal"><text:s text:c="8"/></text:p>
      <text:p text:style-name="Normal"><text:s text:c="8"/>.sub-rubric {</text:p>
      <text:p text:style-name="Normal"><text:s text:c="12"/>max-height: 0;</text:p>
      <text:p text:style-name="Normal"><text:s text:c="12"/>overflow: hidden;</text:p>
      <text:p text:style-name="Normal"><text:s text:c="12"/>transition: max-height 0.3s ease;</text:p>
      <text:p text:style-name="Normal"><text:s text:c="8"/>}</text:p>
      <text:p text:style-name="Normal"><text:s text:c="8"/></text:p>
      <text:p text:style-name="Normal"><text:s text:c="8"/>.sub-rubric.open {</text:p>
      <text:p text:style-name="Normal"><text:s text:c="12"/>max-height: 500px;</text:p>
      <text:p text:style-name="Normal"><text:s text:c="8"/>}</text:p>
      <text:p text:style-name="Normal"><text:s text:c="8"/></text:p>
      <text:p text:style-name="Normal"><text:s text:c="8"/>.geometric-pattern {</text:p>
      <text:p text:style-name="Normal"><text:s text:c="12"/>background-image:<text:s/></text:p>
      <text:p text:style-name="Normal"><text:s text:c="16"/>linear-gradient(45deg, rgba(201, 162, 39, 0.03) 25%, transparent 25%),</text:p>
      <text:p text:style-name="Normal"><text:s text:c="16"/>linear-gradient(-45deg, rgba(201, 162, 39, 0.03) 25%, transparent 25%),</text:p>
      <text:p text:style-name="Normal"><text:s text:c="16"/>linear-gradient(45deg, transparent 75%, rgba(201, 162, 39, 0.03) 75%),</text:p>
      <text:p text:style-name="Normal"><text:s text:c="16"/>linear-gradient(-45deg, transparent 75%, rgba(201, 162, 39, 0.03) 75%);</text:p>
      <text:p text:style-name="Normal"><text:s text:c="12"/>background-size: 20px 20px;</text:p>
      <text:p text:style-name="Normal"><text:s text:c="12"/>background-position: 0 0, 0 10px, 10px -10px, -10px 0px;</text:p>
      <text:p text:style-name="Normal"><text:s text:c="8"/>}</text:p>
      <text:p text:style-name="Normal"><text:s text:c="8"/></text:p>
      <text:p text:style-name="Normal"><text:s text:c="8"/>.threat-indicator {</text:p>
      <text:p text:style-name="Normal"><text:s text:c="12"/>animation: pulse 2s infinite;</text:p>
      <text:p text:style-name="Normal"><text:s text:c="8"/>}</text:p>
      <text:p text:style-name="Normal"><text:s text:c="8"/></text:p>
      <text:p text:style-name="Normal"><text:s text:c="8"/>@keyframes pulse {</text:p>
      <text:soft-page-break/>
      <text:p text:style-name="Normal"><text:s text:c="12"/>0%, 100% { opacity: 1; }</text:p>
      <text:p text:style-name="Normal"><text:s text:c="12"/>50% { opacity: 0.6; }</text:p>
      <text:p text:style-name="Normal"><text:s text:c="8"/>}</text:p>
      <text:p text:style-name="Normal"><text:s text:c="8"/></text:p>
      <text:p text:style-name="Normal"><text:s text:c="8"/>.tab-content {</text:p>
      <text:p text:style-name="Normal"><text:s text:c="12"/>display: none;</text:p>
      <text:p text:style-name="Normal"><text:s text:c="12"/>animation: fadeIn 0.4s ease;</text:p>
      <text:p text:style-name="Normal"><text:s text:c="8"/>}</text:p>
      <text:p text:style-name="Normal"><text:s text:c="8"/></text:p>
      <text:p text:style-name="Normal"><text:s text:c="8"/>.tab-content.active {</text:p>
      <text:p text:style-name="Normal"><text:s text:c="12"/>display: block;</text:p>
      <text:p text:style-name="Normal"><text:s text:c="8"/>}</text:p>
      <text:p text:style-name="Normal"><text:s text:c="8"/></text:p>
      <text:p text:style-name="Normal"><text:s text:c="8"/>@keyframes fadeIn {</text:p>
      <text:p text:style-name="Normal"><text:s text:c="12"/>from { opacity: 0; transform: translateY(10px); }</text:p>
      <text:p text:style-name="Normal"><text:s text:c="12"/>to { opacity: 1; transform: translateY(0); }</text:p>
      <text:p text:style-name="Normal"><text:s text:c="8"/>}</text:p>
      <text:p text:style-name="Normal"><text:s text:c="8"/></text:p>
      <text:p text:style-name="Normal"><text:s text:c="8"/>.breadcrumb {</text:p>
      <text:p text:style-name="Normal"><text:s text:c="12"/>background: linear-gradient(90deg, rgba(201, 162, 39, 0.2) 0%, transparent 100%);</text:p>
      <text:p text:style-name="Normal"><text:s text:c="8"/>}</text:p>
      <text:p text:style-name="Normal"/>
      <text:p text:style-name="Normal"><text:s text:c="8"/>/* Scrollbar styling */</text:p>
      <text:p text:style-name="Normal"><text:s text:c="8"/>::-webkit-scrollbar {</text:p>
      <text:p text:style-name="Normal"><text:s text:c="12"/>width: 8px;</text:p>
      <text:p text:style-name="Normal"><text:s text:c="12"/>height: 8px;</text:p>
      <text:p text:style-name="Normal"><text:s text:c="8"/>}</text:p>
      <text:p text:style-name="Normal"><text:s text:c="8"/>::-webkit-scrollbar-track {</text:p>
      <text:p text:style-name="Normal"><text:s text:c="12"/>background: #1e293b;<text:s/></text:p>
      <text:p text:style-name="Normal"><text:s text:c="8"/>}</text:p>
      <text:p text:style-name="Normal"><text:s text:c="8"/>::-webkit-scrollbar-thumb {</text:p>
      <text:soft-page-break/>
      <text:p text:style-name="Normal"><text:s text:c="12"/>background: #475569;<text:s/></text:p>
      <text:p text:style-name="Normal"><text:s text:c="12"/>border-radius: 4px;</text:p>
      <text:p text:style-name="Normal"><text:s text:c="8"/>}</text:p>
      <text:p text:style-name="Normal"><text:s text:c="8"/>::-webkit-scrollbar-thumb:hover {</text:p>
      <text:p text:style-name="Normal"><text:s text:c="12"/>background: #64748b;<text:s/></text:p>
      <text:p text:style-name="Normal"><text:s text:c="8"/>}</text:p>
      <text:p text:style-name="Normal"><text:s text:c="4"/>&lt;/style&gt;</text:p>
      <text:p text:style-name="Normal">&lt;/head&gt;</text:p>
      <text:p text:style-name="Normal">&lt;body class="geometric-pattern min-h-screen"&gt;</text:p>
      <text:p text:style-name="Normal"/>
      <text:p text:style-name="Normal"><text:s text:c="4"/>&lt;!-- Header Principal --&gt;</text:p>
      <text:p text:style-name="Normal"><text:s text:c="4"/>&lt;header class="glass sticky top-0 z-50 border-b border-slate-700"&gt;</text:p>
      <text:p text:style-name="Normal"><text:s text:c="8"/>&lt;div class="max-w-7xl mx-auto px-4 sm:px-6 lg:px-8"&gt;</text:p>
      <text:p text:style-name="Normal"><text:s text:c="12"/>&lt;div class="flex justify-between items-center h-16"&gt;</text:p>
      <text:p text:style-name="Normal"><text:s text:c="16"/>&lt;div class="flex items-center space-x-4"&gt;</text:p>
      <text:p text:style-name="Normal"><text:s text:c="20"/>&lt;div class="w-10 h-10 bg-gradient-to-br from-amber-500 to-amber-700 rounded-lg flex items-center justify-center shadow-lg"&gt;</text:p>
      <text:p text:style-name="Normal"><text:s text:c="24"/>&lt;i class="fas fa-globe-africa text-white text-xl"&gt;&lt;/i&gt;</text:p>
      <text:p text:style-name="Normal"><text:s text:c="20"/>&lt;/div&gt;</text:p>
      <text:p text:style-name="Normal"><text:s text:c="20"/>&lt;div&gt;</text:p>
      <text:p text:style-name="Normal"><text:s text:c="24"/>&lt;h1 class="serif text-lg font-bold text-white tracking-wide"&gt;INSTITUT GÉOPOLITIQUE HORIZONS&lt;/h1&gt;</text:p>
      <text:p text:style-name="Normal"><text:s text:c="24"/>&lt;p class="text-[10px] text-amber-400 uppercase tracking-widest"&gt;Centre d'Analyse &amp; Prévision Stratégique&lt;/p&gt;</text:p>
      <text:p text:style-name="Normal"><text:s text:c="20"/>&lt;/div&gt;</text:p>
      <text:p text:style-name="Normal"><text:s text:c="16"/>&lt;/div&gt;</text:p>
      <text:p text:style-name="Normal"><text:s text:c="16"/></text:p>
      <text:p text:style-name="Normal"><text:s text:c="16"/>&lt;div class="flex items-center space-x-6"&gt;</text:p>
      <text:p text:style-name="Normal"><text:s text:c="20"/>&lt;div class="hidden md:flex items-center space-x-1 text-sm bg-slate-800/50 rounded-full px-4 py-1.5 border border-slate-700"&gt;</text:p>
      <text:p text:style-name="Normal"><text:s text:c="24"/>&lt;span class="w-2 h-2 bg-green-500 rounded-full threat-indicator"&gt;&lt;/span&gt;</text:p>
      <text:p text:style-name="Normal"><text:s text:c="24"/>&lt;span class="text-slate-300 text-xs ml-2"&gt;Tanger&lt;/span&gt;</text:p>
      <text:soft-page-break/>
      <text:p text:style-name="Normal"><text:s text:c="24"/>&lt;span class="text-slate-500 mx-2"&gt;|&lt;/span&gt;</text:p>
      <text:p text:style-name="Normal"><text:s text:c="24"/>&lt;span id="live-clock" class="text-amber-400 font-mono text-xs"&gt;&lt;/span&gt;</text:p>
      <text:p text:style-name="Normal"><text:s text:c="20"/>&lt;/div&gt;</text:p>
      <text:p text:style-name="Normal"><text:s text:c="20"/></text:p>
      <text:p text:style-name="Normal"><text:s text:c="20"/>&lt;div class="flex items-center space-x-2"&gt;</text:p>
      <text:p text:style-name="Normal"><text:s text:c="24"/>&lt;button class="p-2 rounded-lg hover:bg-slate-700 transition-colors relative"&gt;</text:p>
      <text:p text:style-name="Normal"><text:s text:c="28"/>&lt;i class="fas fa-bell text-slate-300"&gt;&lt;/i&gt;</text:p>
      <text:p text:style-name="Normal"><text:s text:c="28"/>&lt;span class="absolute top-1 right-1 w-2 h-2 bg-red-500 rounded-full animate-pulse"&gt;&lt;/span&gt;</text:p>
      <text:p text:style-name="Normal"><text:s text:c="24"/>&lt;/button&gt;</text:p>
      <text:p text:style-name="Normal"><text:s text:c="24"/>&lt;button class="p-2 rounded-lg hover:bg-slate-700 transition-colors"&gt;</text:p>
      <text:p text:style-name="Normal"><text:s text:c="28"/>&lt;i class="fas fa-search text-slate-300"&gt;&lt;/i&gt;</text:p>
      <text:p text:style-name="Normal"><text:s text:c="24"/>&lt;/button&gt;</text:p>
      <text:p text:style-name="Normal"><text:s text:c="24"/>&lt;div class="w-8 h-8 rounded-full bg-gradient-to-r from-amber-600 to-amber-800 flex items-center justify-center text-xs font-bold cursor-pointer"&gt;</text:p>
      <text:p text:style-name="Normal"><text:s text:c="28"/>IGH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><text:s text:c="4"/>&lt;/header&gt;</text:p>
      <text:p text:style-name="Normal"/>
      <text:p text:style-name="Normal"><text:s text:c="4"/>&lt;!-- Navigation par Rubriques --&gt;</text:p>
      <text:p text:style-name="Normal"><text:s text:c="4"/>&lt;nav class="bg-slate-900/80 border-b border-slate-700 sticky top-16 z-40 backdrop-blur-md"&gt;</text:p>
      <text:p text:style-name="Normal"><text:s text:c="8"/>&lt;div class="max-w-7xl mx-auto px-4 sm:px-6 lg:px-8"&gt;</text:p>
      <text:p text:style-name="Normal"><text:s text:c="12"/>&lt;div class="flex space-x-8 overflow-x-auto scrollbar-hide"&gt;</text:p>
      <text:p text:style-name="Normal"><text:s text:c="16"/>&lt;button onclick="switchTab('dashboard')" class="nav-item active py-4 text-sm font-medium text-amber-400 border-b-2 border-amber-400 whitespace-nowrap" data-tab="dashboard"&gt;</text:p>
      <text:p text:style-name="Normal"><text:s text:c="20"/>&lt;i class="fas fa-th-large mr-2"&gt;&lt;/i&gt;Vue d'Ensemble</text:p>
      <text:p text:style-name="Normal"><text:s text:c="16"/>&lt;/button&gt;</text:p>
      <text:soft-page-break/>
      <text:p text:style-name="Normal"><text:s text:c="16"/>&lt;button onclick="switchTab('maghreb')" class="nav-item py-4 text-sm font-medium text-slate-400 hover:text-white whitespace-nowrap" data-tab="maghreb"&gt;</text:p>
      <text:p text:style-name="Normal"><text:s text:c="20"/>&lt;i class="fas fa-map-marker-alt mr-2"&gt;&lt;/i&gt;Maghreb</text:p>
      <text:p text:style-name="Normal"><text:s text:c="16"/>&lt;/button&gt;</text:p>
      <text:p text:style-name="Normal"><text:s text:c="16"/>&lt;button onclick="switchTab('sahel')" class="nav-item py-4 text-sm font-medium text-slate-400 hover:text-white whitespace-nowrap" data-tab="sahel"&gt;</text:p>
      <text:p text:style-name="Normal"><text:s text:c="20"/>&lt;i class="fas fa-exclamation-triangle mr-2"&gt;&lt;/i&gt;Sahel</text:p>
      <text:p text:style-name="Normal"><text:s text:c="16"/>&lt;/button&gt;</text:p>
      <text:p text:style-name="Normal"><text:s text:c="16"/>&lt;button onclick="switchTab('afrique')" class="nav-item py-4 text-sm font-medium text-slate-400 hover:text-white whitespace-nowrap" data-tab="afrique"&gt;</text:p>
      <text:p text:style-name="Normal"><text:s text:c="20"/>&lt;i class="fas fa-globe-africa mr-2"&gt;&lt;/i&gt;Afrique Subsaharienne</text:p>
      <text:p text:style-name="Normal"><text:s text:c="16"/>&lt;/button&gt;</text:p>
      <text:p text:style-name="Normal"><text:s text:c="16"/>&lt;button onclick="switchTab('moyen-orient')" class="nav-item py-4 text-sm font-medium text-slate-400 hover:text-white whitespace-nowrap" data-tab="moyen-orient"&gt;</text:p>
      <text:p text:style-name="Normal"><text:s text:c="20"/>&lt;i class="fas fa-mosque mr-2"&gt;&lt;/i&gt;Moyen-Orient</text:p>
      <text:p text:style-name="Normal"><text:s text:c="16"/>&lt;/button&gt;</text:p>
      <text:p text:style-name="Normal"><text:s text:c="16"/>&lt;button onclick="switchTab('securite')" class="nav-item py-4 text-sm font-medium text-slate-400 hover:text-white whitespace-nowrap" data-tab="securite"&gt;</text:p>
      <text:p text:style-name="Normal"><text:s text:c="20"/>&lt;i class="fas fa-shield-alt mr-2"&gt;&lt;/i&gt;Sécurité &amp; Défense</text:p>
      <text:p text:style-name="Normal"><text:s text:c="16"/>&lt;/button&gt;</text:p>
      <text:p text:style-name="Normal"><text:s text:c="16"/>&lt;button onclick="switchTab('economie')" class="nav-item py-4 text-sm font-medium text-slate-400 hover:text-white whitespace-nowrap" data-tab="economie"&gt;</text:p>
      <text:p text:style-name="Normal"><text:s text:c="20"/>&lt;i class="fas fa-chart-line mr-2"&gt;&lt;/i&gt;Géoéconomie</text:p>
      <text:p text:style-name="Normal"><text:s text:c="16"/>&lt;/button&gt;</text:p>
      <text:p text:style-name="Normal"><text:s text:c="16"/>&lt;button onclick="switchTab('publications')" class="nav-item py-4 text-sm font-medium text-slate-400 hover:text-white whitespace-nowrap" data-tab="publications"&gt;</text:p>
      <text:p text:style-name="Normal"><text:s text:c="20"/>&lt;i class="fas fa-book mr-2"&gt;&lt;/i&gt;Publications</text:p>
      <text:p text:style-name="Normal"><text:s text:c="16"/>&lt;/button&gt;</text:p>
      <text:p text:style-name="Normal"><text:s text:c="12"/>&lt;/div&gt;</text:p>
      <text:p text:style-name="Normal"><text:s text:c="8"/>&lt;/div&gt;</text:p>
      <text:p text:style-name="Normal"><text:s text:c="4"/>&lt;/nav&gt;</text:p>
      <text:p text:style-name="Normal"/>
      <text:p text:style-name="Normal"><text:s text:c="4"/>&lt;!-- Fil d'Ariane --&gt;</text:p>
      <text:p text:style-name="Normal"><text:s text:c="4"/>&lt;div class="breadcrumb border-b border-slate-800"&gt;</text:p>
      <text:soft-page-break/>
      <text:p text:style-name="Normal"><text:s text:c="8"/>&lt;div class="max-w-7xl mx-auto px-4 sm:px-6 lg:px-8 py-2"&gt;</text:p>
      <text:p text:style-name="Normal"><text:s text:c="12"/>&lt;div class="flex items-center space-x-2 text-xs text-slate-400"&gt;</text:p>
      <text:p text:style-name="Normal"><text:s text:c="16"/>&lt;span class="hover:text-amber-400 cursor-pointer"&gt;IGH&lt;/span&gt;</text:p>
      <text:p text:style-name="Normal"><text:s text:c="16"/>&lt;i class="fas fa-chevron-right text-[10px]"&gt;&lt;/i&gt;</text:p>
      <text:p text:style-name="Normal"><text:s text:c="16"/>&lt;span id="breadcrumb-current" class="text-amber-400"&gt;Vue d'Ensemble&lt;/span&gt;</text:p>
      <text:p text:style-name="Normal"><text:s text:c="16"/>&lt;span id="breadcrumb-sub" class="hidden text-slate-500"&gt;&lt;/span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!-- Contenu Principal --&gt;</text:p>
      <text:p text:style-name="Normal"><text:s text:c="4"/>&lt;main class="max-w-7xl mx-auto px-4 sm:px-6 lg:px-8 py-6"&gt;</text:p>
      <text:p text:style-name="Normal"/>
      <text:p text:style-name="Normal"><text:s text:c="8"/>&lt;!-- VUE D'ENSEMBLE --&gt;</text:p>
      <text:p text:style-name="Normal"><text:s text:c="8"/>&lt;div id="dashboard" class="tab-content active"&gt;</text:p>
      <text:p text:style-name="Normal"><text:s text:c="12"/>&lt;!-- Alertes Prioritaires --&gt;</text:p>
      <text:p text:style-name="Normal"><text:s text:c="12"/>&lt;div class="mb-6 grid grid-cols-1 md:grid-cols-3 gap-4"&gt;</text:p>
      <text:p text:style-name="Normal"><text:s text:c="16"/>&lt;div class="md:col-span-2 p-4 rounded-lg border-l-4 border-red-500 bg-red-900/20 glass"&gt;</text:p>
      <text:p text:style-name="Normal"><text:s text:c="20"/>&lt;div class="flex items-start justify-between"&gt;</text:p>
      <text:p text:style-name="Normal"><text:s text:c="24"/>&lt;div&gt;</text:p>
      <text:p text:style-name="Normal"><text:s text:c="28"/>&lt;div class="flex items-center space-x-2 mb-2"&gt;</text:p>
      <text:p text:style-name="Normal"><text:s text:c="32"/>&lt;span class="px-2 py-0.5 bg-red-500 text-white text-[10px] font-bold rounded"&gt;ALERTE ROUGE&lt;/span&gt;</text:p>
      <text:p text:style-name="Normal"><text:s text:c="32"/>&lt;span class="text-xs text-red-400"&gt;Niveau Critique&lt;/span&gt;</text:p>
      <text:p text:style-name="Normal"><text:s text:c="28"/>&lt;/div&gt;</text:p>
      <text:p text:style-name="Normal"><text:s text:c="28"/>&lt;h3 class="text-lg font-bold text-white mb-1"&gt;Crise Sécuritaire Sahel : Opération Hedgehog&lt;/h3&gt;</text:p>
      <text:p text:style-name="Normal"><text:s text:c="28"/>&lt;p class="text-sm text-slate-300"&gt;Déploiement OTAN imminent. Tensions frontalières Mali-Niger-Burkina. Analyse des corridors terroristes.&lt;/p&gt;</text:p>
      <text:p text:style-name="Normal"><text:s text:c="24"/>&lt;/div&gt;</text:p>
      <text:p text:style-name="Normal"><text:s text:c="24"/>&lt;button class="px-3 py-1 bg-red-500/20 hover:bg-red-500/30 text-red-300 text-xs rounded transition-colors"&gt;</text:p>
      <text:soft-page-break/>
      <text:p text:style-name="Normal"><text:s text:c="28"/>Analyse Complète</text:p>
      <text:p text:style-name="Normal"><text:s text:c="24"/>&lt;/button&gt;</text:p>
      <text:p text:style-name="Normal"><text:s text:c="20"/>&lt;/div&gt;</text:p>
      <text:p text:style-name="Normal"><text:s text:c="16"/>&lt;/div&gt;</text:p>
      <text:p text:style-name="Normal"><text:s text:c="16"/>&lt;div class="p-4 rounded-lg border-l-4 border-amber-500 bg-amber-900/20 glass"&gt;</text:p>
      <text:p text:style-name="Normal"><text:s text:c="20"/>&lt;div class="flex items-center space-x-2 mb-2"&gt;</text:p>
      <text:p text:style-name="Normal"><text:s text:c="24"/>&lt;span class="px-2 py-0.5 bg-amber-500 text-white text-[10px] font-bold rounded"&gt;VEILLE&lt;/span&gt;</text:p>
      <text:p text:style-name="Normal"><text:s text:c="20"/>&lt;/div&gt;</text:p>
      <text:p text:style-name="Normal"><text:s text:c="20"/>&lt;h3 class="text-sm font-bold text-white mb-1"&gt;Diplomatie US-Maghreb&lt;/h3&gt;</text:p>
      <text:p text:style-name="Normal"><text:s text:c="20"/>&lt;p class="text-xs text-slate-300"&gt;Nomination Joshua Harris à Alger. Pivot stratégique américain.&lt;/p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!-- Rubriques Principales --&gt;</text:p>
      <text:p text:style-name="Normal"><text:s text:c="12"/>&lt;div class="grid grid-cols-1 lg:grid-cols-4 gap-6 mb-8"&gt;</text:p>
      <text:p text:style-name="Normal"><text:s text:c="16"/>&lt;!-- Menu de Rubriquage --&gt;</text:p>
      <text:p text:style-name="Normal"><text:s text:c="16"/>&lt;div class="lg:col-span-1 space-y-3"&gt;</text:p>
      <text:p text:style-name="Normal"><text:s text:c="20"/>&lt;h2 class="serif text-lg font-semibold text-white mb-4 flex items-center"&gt;</text:p>
      <text:p text:style-name="Normal"><text:s text:c="24"/>&lt;i class="fas fa-folder-tree text-amber-500 mr-2"&gt;&lt;/i&gt;</text:p>
      <text:p text:style-name="Normal"><text:s text:c="24"/>Rubriques</text:p>
      <text:p text:style-name="Normal"><text:s text:c="20"/>&lt;/h2&gt;</text:p>
      <text:p text:style-name="Normal"><text:s text:c="20"/></text:p>
      <text:p text:style-name="Normal"><text:s text:c="20"/>&lt;div class="space-y-2"&gt;</text:p>
      <text:p text:style-name="Normal"><text:s text:c="24"/>&lt;div class="rubric-card p-3 rounded-lg bg-slate-800/50 cursor-pointer" onclick="toggleSubRubric('geo')"&gt;</text:p>
      <text:p text:style-name="Normal"><text:s text:c="28"/>&lt;div class="flex items-center justify-between"&gt;</text:p>
      <text:p text:style-name="Normal"><text:s text:c="32"/>&lt;div class="flex items-center space-x-3"&gt;</text:p>
      <text:p text:style-name="Normal"><text:s text:c="36"/>&lt;i class="fas fa-globe text-blue-400"&gt;&lt;/i&gt;</text:p>
      <text:p text:style-name="Normal"><text:s text:c="36"/>&lt;span class="text-sm font-medium text-white"&gt;Zones Géographiques&lt;/span&gt;</text:p>
      <text:p text:style-name="Normal"><text:s text:c="32"/>&lt;/div&gt;</text:p>
      <text:soft-page-break/>
      <text:p text:style-name="Normal"><text:s text:c="32"/>&lt;i class="fas fa-chevron-down text-xs text-slate-400 transition-transform" id="geo-icon"&gt;&lt;/i&gt;</text:p>
      <text:p text:style-name="Normal"><text:s text:c="28"/>&lt;/div&gt;</text:p>
      <text:p text:style-name="Normal"><text:s text:c="28"/>&lt;div id="geo" class="sub-rubric mt-2 space-y-1 pl-8"&gt;</text:p>
      <text:p text:style-name="Normal"><text:s text:c="32"/>&lt;div class="text-xs text-slate-400 hover:text-amber-400 cursor-pointer py-1"&gt;• Maghreb Occidental&lt;/div&gt;</text:p>
      <text:p text:style-name="Normal"><text:s text:c="32"/>&lt;div class="text-xs text-slate-400 hover:text-amber-400 cursor-pointer py-1"&gt;• Maghreb Central&lt;/div&gt;</text:p>
      <text:p text:style-name="Normal"><text:s text:c="32"/>&lt;div class="text-xs text-slate-400 hover:text-amber-400 cursor-pointer py-1"&gt;• Sahel (Niger, Mali, Burkina)&lt;/div&gt;</text:p>
      <text:p text:style-name="Normal"><text:s text:c="32"/>&lt;div class="text-xs text-slate-400 hover:text-amber-400 cursor-pointer py-1"&gt;• Golfe de Guinée&lt;/div&gt;</text:p>
      <text:p text:style-name="Normal"><text:s text:c="32"/>&lt;div class="text-xs text-slate-400 hover:text-amber-400 cursor-pointer py-1"&gt;• Corne de l'Afrique&lt;/div&gt;</text:p>
      <text:p text:style-name="Normal"><text:s text:c="28"/>&lt;/div&gt;</text:p>
      <text:p text:style-name="Normal"><text:s text:c="24"/>&lt;/div&gt;</text:p>
      <text:p text:style-name="Normal"/>
      <text:p text:style-name="Normal"><text:s text:c="24"/>&lt;div class="rubric-card p-3 rounded-lg bg-slate-800/50 cursor-pointer" onclick="toggleSubRubric('themes')"&gt;</text:p>
      <text:p text:style-name="Normal"><text:s text:c="28"/>&lt;div class="flex items-center justify-between"&gt;</text:p>
      <text:p text:style-name="Normal"><text:s text:c="32"/>&lt;div class="flex items-center space-x-3"&gt;</text:p>
      <text:p text:style-name="Normal"><text:s text:c="36"/>&lt;i class="fas fa-tags text-green-400"&gt;&lt;/i&gt;</text:p>
      <text:p text:style-name="Normal"><text:s text:c="36"/>&lt;span class="text-sm font-medium text-white"&gt;Thématiques&lt;/span&gt;</text:p>
      <text:p text:style-name="Normal"><text:s text:c="32"/>&lt;/div&gt;</text:p>
      <text:p text:style-name="Normal"><text:s text:c="32"/>&lt;i class="fas fa-chevron-down text-xs text-slate-400 transition-transform" id="themes-icon"&gt;&lt;/i&gt;</text:p>
      <text:p text:style-name="Normal"><text:s text:c="28"/>&lt;/div&gt;</text:p>
      <text:p text:style-name="Normal"><text:s text:c="28"/>&lt;div id="themes" class="sub-rubric mt-2 space-y-1 pl-8"&gt;</text:p>
      <text:p text:style-name="Normal"><text:s text:c="32"/>&lt;div class="text-xs text-slate-400 hover:text-amber-400 cursor-pointer py-1"&gt;• Terrorisme &amp; Insurrection&lt;/div&gt;</text:p>
      <text:p text:style-name="Normal"><text:s text:c="32"/>&lt;div class="text-xs text-slate-400 hover:text-amber-400 cursor-pointer py-1"&gt;• Sécurité Maritime&lt;/div&gt;</text:p>
      <text:p text:style-name="Normal"><text:s text:c="32"/>&lt;div class="text-xs text-slate-400 hover:text-amber-400 cursor-pointer py-1"&gt;• Migration &amp; Frontières&lt;/div&gt;</text:p>
      <text:soft-page-break/>
      <text:p text:style-name="Normal"><text:s text:c="32"/>&lt;div class="text-xs text-slate-400 hover:text-amber-400 cursor-pointer py-1"&gt;• Énergie &amp; Minerais&lt;/div&gt;</text:p>
      <text:p text:style-name="Normal"><text:s text:c="32"/>&lt;div class="text-xs text-slate-400 hover:text-amber-400 cursor-pointer py-1"&gt;• Influence Étrangère&lt;/div&gt;</text:p>
      <text:p text:style-name="Normal"><text:s text:c="28"/>&lt;/div&gt;</text:p>
      <text:p text:style-name="Normal"><text:s text:c="24"/>&lt;/div&gt;</text:p>
      <text:p text:style-name="Normal"/>
      <text:p text:style-name="Normal"><text:s text:c="24"/>&lt;div class="rubric-card p-3 rounded-lg bg-slate-800/50 cursor-pointer" onclick="toggleSubRubric('acteurs')"&gt;</text:p>
      <text:p text:style-name="Normal"><text:s text:c="28"/>&lt;div class="flex items-center justify-between"&gt;</text:p>
      <text:p text:style-name="Normal"><text:s text:c="32"/>&lt;div class="flex items-center space-x-3"&gt;</text:p>
      <text:p text:style-name="Normal"><text:s text:c="36"/>&lt;i class="fas fa-users text-purple-400"&gt;&lt;/i&gt;</text:p>
      <text:p text:style-name="Normal"><text:s text:c="36"/>&lt;span class="text-sm font-medium text-white"&gt;Acteurs&lt;/span&gt;</text:p>
      <text:p text:style-name="Normal"><text:s text:c="32"/>&lt;/div&gt;</text:p>
      <text:p text:style-name="Normal"><text:s text:c="32"/>&lt;i class="fas fa-chevron-down text-xs text-slate-400 transition-transform" id="acteurs-icon"&gt;&lt;/i&gt;</text:p>
      <text:p text:style-name="Normal"><text:s text:c="28"/>&lt;/div&gt;</text:p>
      <text:p text:style-name="Normal"><text:s text:c="28"/>&lt;div id="acteurs" class="sub-rubric mt-2 space-y-1 pl-8"&gt;</text:p>
      <text:p text:style-name="Normal"><text:s text:c="32"/>&lt;div class="text-xs text-slate-400 hover:text-amber-400 cursor-pointer py-1"&gt;• États &amp; Gouvernements&lt;/div&gt;</text:p>
      <text:p text:style-name="Normal"><text:s text:c="32"/>&lt;div class="text-xs text-slate-400 hover:text-amber-400 cursor-pointer py-1"&gt;• Groupes Armés&lt;/div&gt;</text:p>
      <text:p text:style-name="Normal"><text:s text:c="32"/>&lt;div class="text-xs text-slate-400 hover:text-amber-400 cursor-pointer py-1"&gt;• Organisations Régionales (UA, CEDEAO)&lt;/div&gt;</text:p>
      <text:p text:style-name="Normal"><text:s text:c="32"/>&lt;div class="text-xs text-slate-400 hover:text-amber-400 cursor-pointer py-1"&gt;• Acteurs Non-Étatiques&lt;/div&gt;</text:p>
      <text:p text:style-name="Normal"><text:s text:c="28"/>&lt;/div&gt;</text:p>
      <text:p text:style-name="Normal"><text:s text:c="24"/>&lt;/div&gt;</text:p>
      <text:p text:style-name="Normal"/>
      <text:p text:style-name="Normal"><text:s text:c="24"/>&lt;div class="rubric-card p-3 rounded-lg bg-slate-800/50 cursor-pointer" onclick="toggleSubRubric('publications-rubric')"&gt;</text:p>
      <text:p text:style-name="Normal"><text:s text:c="28"/>&lt;div class="flex items-center justify-between"&gt;</text:p>
      <text:p text:style-name="Normal"><text:s text:c="32"/>&lt;div class="flex items-center space-x-3"&gt;</text:p>
      <text:p text:style-name="Normal"><text:s text:c="36"/>&lt;i class="fas fa-file-alt text-amber-400"&gt;&lt;/i&gt;</text:p>
      <text:soft-page-break/>
      <text:p text:style-name="Normal"><text:s text:c="36"/>&lt;span class="text-sm font-medium text-white"&gt;Types de Publications&lt;/span&gt;</text:p>
      <text:p text:style-name="Normal"><text:s text:c="32"/>&lt;/div&gt;</text:p>
      <text:p text:style-name="Normal"><text:s text:c="32"/>&lt;i class="fas fa-chevron-down text-xs text-slate-400 transition-transform" id="publications-rubric-icon"&gt;&lt;/i&gt;</text:p>
      <text:p text:style-name="Normal"><text:s text:c="28"/>&lt;/div&gt;</text:p>
      <text:p text:style-name="Normal"><text:s text:c="28"/>&lt;div id="publications-rubric" class="sub-rubric mt-2 space-y-1 pl-8"&gt;</text:p>
      <text:p text:style-name="Normal"><text:s text:c="32"/>&lt;div class="text-xs text-slate-400 hover:text-amber-400 cursor-pointer py-1"&gt;• Notes Stratégiques (IGH-NS)&lt;/div&gt;</text:p>
      <text:p text:style-name="Normal"><text:s text:c="32"/>&lt;div class="text-xs text-slate-400 hover:text-amber-400 cursor-pointer py-1"&gt;• Dépêches Analytiques (IGH-DA)&lt;/div&gt;</text:p>
      <text:p text:style-name="Normal"><text:s text:c="32"/>&lt;div class="text-xs text-slate-400 hover:text-amber-400 cursor-pointer py-1"&gt;• Flash Info&lt;/div&gt;</text:p>
      <text:p text:style-name="Normal"><text:s text:c="32"/>&lt;div class="text-xs text-slate-400 hover:text-amber-400 cursor-pointer py-1"&gt;• Rapports Spéciaux&lt;/div&gt;</text:p>
      <text:p text:style-name="Normal"><text:s text:c="28"/>&lt;/div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!-- Contenu Central --&gt;</text:p>
      <text:p text:style-name="Normal"><text:s text:c="16"/>&lt;div class="lg:col-span-3 space-y-6"&gt;</text:p>
      <text:p text:style-name="Normal"><text:s text:c="20"/>&lt;!-- KPIs --&gt;</text:p>
      <text:p text:style-name="Normal"><text:s text:c="20"/>&lt;div class="grid grid-cols-2 md:grid-cols-4 gap-4"&gt;</text:p>
      <text:p text:style-name="Normal"><text:s text:c="24"/>&lt;div class="glass p-4 rounded-lg text-center"&gt;</text:p>
      <text:p text:style-name="Normal"><text:s text:c="28"/>&lt;div class="text-2xl font-bold text-amber-400"&gt;247&lt;/div&gt;</text:p>
      <text:p text:style-name="Normal"><text:s text:c="28"/>&lt;div class="text-xs text-slate-400"&gt;Publications&lt;/div&gt;</text:p>
      <text:p text:style-name="Normal"><text:s text:c="24"/>&lt;/div&gt;</text:p>
      <text:p text:style-name="Normal"><text:s text:c="24"/>&lt;div class="glass p-4 rounded-lg text-center"&gt;</text:p>
      <text:p text:style-name="Normal"><text:s text:c="28"/>&lt;div class="text-2xl font-bold text-red-400"&gt;8&lt;/div&gt;</text:p>
      <text:p text:style-name="Normal"><text:s text:c="28"/>&lt;div class="text-xs text-slate-400"&gt;Crises Actives&lt;/div&gt;</text:p>
      <text:p text:style-name="Normal"><text:s text:c="24"/>&lt;/div&gt;</text:p>
      <text:p text:style-name="Normal"><text:s text:c="24"/>&lt;div class="glass p-4 rounded-lg text-center"&gt;</text:p>
      <text:p text:style-name="Normal"><text:s text:c="28"/>&lt;div class="text-2xl font-bold text-blue-400"&gt;12&lt;/div&gt;</text:p>
      <text:soft-page-break/>
      <text:p text:style-name="Normal"><text:s text:c="28"/>&lt;div class="text-xs text-slate-400"&gt;Pays Monitorés&lt;/div&gt;</text:p>
      <text:p text:style-name="Normal"><text:s text:c="24"/>&lt;/div&gt;</text:p>
      <text:p text:style-name="Normal"><text:s text:c="24"/>&lt;div class="glass p-4 rounded-lg text-center"&gt;</text:p>
      <text:p text:style-name="Normal"><text:s text:c="28"/>&lt;div class="text-2xl font-bold text-green-400"&gt;156&lt;/div&gt;</text:p>
      <text:p text:style-name="Normal"><text:s text:c="28"/>&lt;div class="text-xs text-slate-400"&gt;Experts&lt;/div&gt;</text:p>
      <text:p text:style-name="Normal"><text:s text:c="24"/>&lt;/div&gt;</text:p>
      <text:p text:style-name="Normal"><text:s text:c="20"/>&lt;/div&gt;</text:p>
      <text:p text:style-name="Normal"/>
      <text:p text:style-name="Normal"><text:s text:c="20"/>&lt;!-- Dernières Publications par Rubrique --&gt;</text:p>
      <text:p text:style-name="Normal"><text:s text:c="20"/>&lt;div class="glass rounded-xl p-6"&gt;</text:p>
      <text:p text:style-name="Normal"><text:s text:c="24"/>&lt;h3 class="serif text-lg font-semibold text-white mb-4"&gt;Dernières Analyses par Rubrique&lt;/h3&gt;</text:p>
      <text:p text:style-name="Normal"><text:s text:c="24"/>&lt;div class="space-y-3"&gt;</text:p>
      <text:p text:style-name="Normal"><text:s text:c="28"/>&lt;div class="flex items-center justify-between p-3 bg-slate-800/30 rounded-lg hover:bg-slate-800/50 transition-colors cursor-pointer group"&gt;</text:p>
      <text:p text:style-name="Normal"><text:s text:c="32"/>&lt;div class="flex items-center space-x-3"&gt;</text:p>
      <text:p text:style-name="Normal"><text:s text:c="36"/>&lt;span class="w-2 h-2 bg-red-500 rounded-full"&gt;&lt;/span&gt;</text:p>
      <text:p text:style-name="Normal"><text:s text:c="36"/>&lt;div&gt;</text:p>
      <text:p text:style-name="Normal"><text:s text:c="40"/>&lt;div class="text-sm font-medium text-white group-hover:text-amber-400 transition-colors"&gt;IGH-NS-2026-02-017&lt;/div&gt;</text:p>
      <text:p text:style-name="Normal"><text:s text:c="40"/>&lt;div class="text-xs text-slate-400"&gt;Nomination Schapiro : Diplomatie de la coercition&lt;/div&gt;</text:p>
      <text:p text:style-name="Normal"><text:s text:c="36"/>&lt;/div&gt;</text:p>
      <text:p text:style-name="Normal"><text:s text:c="32"/>&lt;/div&gt;</text:p>
      <text:p text:style-name="Normal"><text:s text:c="32"/>&lt;div class="flex items-center space-x-2"&gt;</text:p>
      <text:p text:style-name="Normal"><text:s text:c="36"/>&lt;span class="px-2 py-0.5 bg-blue-500/20 text-blue-300 text-[10px] rounded"&gt;Maghreb&lt;/span&gt;</text:p>
      <text:p text:style-name="Normal"><text:s text:c="36"/>&lt;span class="text-xs text-slate-500"&gt;Il y a 2h&lt;/span&gt;</text:p>
      <text:p text:style-name="Normal"><text:s text:c="32"/>&lt;/div&gt;</text:p>
      <text:p text:style-name="Normal"><text:s text:c="28"/>&lt;/div&gt;</text:p>
      <text:p text:style-name="Normal"/>
      <text:p text:style-name="Normal"><text:s text:c="28"/>&lt;div class="flex items-center justify-between p-3 bg-slate-800/30 rounded-lg hover:bg-slate-800/50 transition-colors cursor-pointer group"&gt;</text:p>
      <text:soft-page-break/>
      <text:p text:style-name="Normal"><text:s text:c="32"/>&lt;div class="flex items-center space-x-3"&gt;</text:p>
      <text:p text:style-name="Normal"><text:s text:c="36"/>&lt;span class="w-2 h-2 bg-amber-500 rounded-full"&gt;&lt;/span&gt;</text:p>
      <text:p text:style-name="Normal"><text:s text:c="36"/>&lt;div&gt;</text:p>
      <text:p text:style-name="Normal"><text:s text:c="40"/>&lt;div class="text-sm font-medium text-white group-hover:text-amber-400 transition-colors"&gt;IGH-DA-2026-02-089&lt;/div&gt;</text:p>
      <text:p text:style-name="Normal"><text:s text:c="40"/>&lt;div class="text-xs text-slate-400"&gt;Opération Hedgehog : Déploiement OTAN Sahel&lt;/div&gt;</text:p>
      <text:p text:style-name="Normal"><text:s text:c="36"/>&lt;/div&gt;</text:p>
      <text:p text:style-name="Normal"><text:s text:c="32"/>&lt;/div&gt;</text:p>
      <text:p text:style-name="Normal"><text:s text:c="32"/>&lt;div class="flex items-center space-x-2"&gt;</text:p>
      <text:p text:style-name="Normal"><text:s text:c="36"/>&lt;span class="px-2 py-0.5 bg-red-500/20 text-red-300 text-[10px] rounded"&gt;Sahel&lt;/span&gt;</text:p>
      <text:p text:style-name="Normal"><text:s text:c="36"/>&lt;span class="text-xs text-slate-500"&gt;Il y a 5h&lt;/span&gt;</text:p>
      <text:p text:style-name="Normal"><text:s text:c="32"/>&lt;/div&gt;</text:p>
      <text:p text:style-name="Normal"><text:s text:c="28"/>&lt;/div&gt;</text:p>
      <text:p text:style-name="Normal"/>
      <text:p text:style-name="Normal"><text:s text:c="28"/>&lt;div class="flex items-center justify-between p-3 bg-slate-800/30 rounded-lg hover:bg-slate-800/50 transition-colors cursor-pointer group"&gt;</text:p>
      <text:p text:style-name="Normal"><text:s text:c="32"/>&lt;div class="flex items-center space-x-3"&gt;</text:p>
      <text:p text:style-name="Normal"><text:s text:c="36"/>&lt;span class="w-2 h-2 bg-green-500 rounded-full"&gt;&lt;/span&gt;</text:p>
      <text:p text:style-name="Normal"><text:s text:c="36"/>&lt;div&gt;</text:p>
      <text:p text:style-name="Normal"><text:s text:c="40"/>&lt;div class="text-sm font-medium text-white group-hover:text-amber-400 transition-colors"&gt;IGH-RS-2026-01-003&lt;/div&gt;</text:p>
      <text:p text:style-name="Normal"><text:s text:c="40"/>&lt;div class="text-xs text-slate-400"&gt;Guerre Cognitive Émirienne contre le Maroc&lt;/div&gt;</text:p>
      <text:p text:style-name="Normal"><text:s text:c="36"/>&lt;/div&gt;</text:p>
      <text:p text:style-name="Normal"><text:s text:c="32"/>&lt;/div&gt;</text:p>
      <text:p text:style-name="Normal"><text:s text:c="32"/>&lt;div class="flex items-center space-x-2"&gt;</text:p>
      <text:p text:style-name="Normal"><text:s text:c="36"/>&lt;span class="px-2 py-0.5 bg-purple-500/20 text-purple-300 text-[10px] rounded"&gt;Moyen-Orient&lt;/span&gt;</text:p>
      <text:p text:style-name="Normal"><text:s text:c="36"/>&lt;span class="text-xs text-slate-500"&gt;Il y a 1j&lt;/span&gt;</text:p>
      <text:p text:style-name="Normal"><text:s text:c="32"/>&lt;/div&gt;</text:p>
      <text:p text:style-name="Normal"><text:s text:c="28"/>&lt;/div&gt;</text:p>
      <text:p text:style-name="Normal"><text:s text:c="24"/>&lt;/div&gt;</text:p>
      <text:soft-page-break/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MAGHREB --&gt;</text:p>
      <text:p text:style-name="Normal"><text:s text:c="8"/>&lt;div id="maghreb" class="tab-content"&gt;</text:p>
      <text:p text:style-name="Normal"><text:s text:c="12"/>&lt;div class="mb-6"&gt;</text:p>
      <text:p text:style-name="Normal"><text:s text:c="16"/>&lt;h2 class="serif text-2xl font-bold text-white mb-2"&gt;Maghreb&lt;/h2&gt;</text:p>
      <text:p text:style-name="Normal"><text:s text:c="16"/>&lt;p class="text-slate-400 text-sm"&gt;Analyse géopolitique du Maghreb occidental et central&lt;/p&gt;</text:p>
      <text:p text:style-name="Normal"><text:s text:c="12"/>&lt;/div&gt;</text:p>
      <text:p text:style-name="Normal"/>
      <text:p text:style-name="Normal"><text:s text:c="12"/>&lt;div class="grid grid-cols-1 lg:grid-cols-3 gap-6"&gt;</text:p>
      <text:p text:style-name="Normal"><text:s text:c="16"/>&lt;!-- Sous-rubriques --&gt;</text:p>
      <text:p text:style-name="Normal"><text:s text:c="16"/>&lt;div class="space-y-4"&gt;</text:p>
      <text:p text:style-name="Normal"><text:s text:c="20"/>&lt;div class="glass p-4 rounded-lg border-l-4 border-red-500"&gt;</text:p>
      <text:p text:style-name="Normal"><text:s text:c="24"/>&lt;h3 class="font-semibold text-white mb-2"&gt;Maroc&lt;/h3&gt;</text:p>
      <text:p text:style-name="Normal"><text:s text:c="24"/>&lt;ul class="space-y-2 text-sm text-slate-400"&gt;</text:p>
      <text:p text:style-name="Normal"><text:s text:c="28"/>&lt;li class="hover:text-amber-400 cursor-pointer"&gt;• Politique étrangère&lt;/li&gt;</text:p>
      <text:p text:style-name="Normal"><text:s text:c="28"/>&lt;li class="hover:text-amber-400 cursor-pointer"&gt;• Sécurité intérieure&lt;/li&gt;</text:p>
      <text:p text:style-name="Normal"><text:s text:c="28"/>&lt;li class="hover:text-amber-400 cursor-pointer"&gt;• Économie &amp; Investissements&lt;/li&gt;</text:p>
      <text:p text:style-name="Normal"><text:s text:c="28"/>&lt;li class="hover:text-amber-400 cursor-pointer"&gt;• Question du Sahara&lt;/li&gt;</text:p>
      <text:p text:style-name="Normal"><text:s text:c="24"/>&lt;/ul&gt;</text:p>
      <text:p text:style-name="Normal"><text:s text:c="20"/>&lt;/div&gt;</text:p>
      <text:p text:style-name="Normal"><text:s text:c="20"/>&lt;div class="glass p-4 rounded-lg border-l-4 border-yellow-500"&gt;</text:p>
      <text:p text:style-name="Normal"><text:s text:c="24"/>&lt;h3 class="font-semibold text-white mb-2"&gt;Algérie&lt;/h3&gt;</text:p>
      <text:p text:style-name="Normal"><text:s text:c="24"/>&lt;ul class="space-y-2 text-sm text-slate-400"&gt;</text:p>
      <text:p text:style-name="Normal"><text:s text:c="28"/>&lt;li class="hover:text-amber-400 cursor-pointer"&gt;• Transition politique&lt;/li&gt;</text:p>
      <text:p text:style-name="Normal"><text:s text:c="28"/>&lt;li class="hover:text-amber-400 cursor-pointer"&gt;• Relations bilatérales&lt;/li&gt;</text:p>
      <text:p text:style-name="Normal"><text:s text:c="28"/>&lt;li class="hover:text-amber-400 cursor-pointer"&gt;• Militarisme&lt;/li&gt;</text:p>
      <text:soft-page-break/>
      <text:p text:style-name="Normal"><text:s text:c="24"/>&lt;/ul&gt;</text:p>
      <text:p text:style-name="Normal"><text:s text:c="20"/>&lt;/div&gt;</text:p>
      <text:p text:style-name="Normal"><text:s text:c="20"/>&lt;div class="glass p-4 rounded-lg border-l-4 border-green-500"&gt;</text:p>
      <text:p text:style-name="Normal"><text:s text:c="24"/>&lt;h3 class="font-semibold text-white mb-2"&gt;Tunisie&lt;/h3&gt;</text:p>
      <text:p text:style-name="Normal"><text:s text:c="24"/>&lt;ul class="space-y-2 text-sm text-slate-400"&gt;</text:p>
      <text:p text:style-name="Normal"><text:s text:c="28"/>&lt;li class="hover:text-amber-400 cursor-pointer"&gt;• Transition démocratique&lt;/li&gt;</text:p>
      <text:p text:style-name="Normal"><text:s text:c="28"/>&lt;li class="hover:text-amber-400 cursor-pointer"&gt;• Crise économique&lt;/li&gt;</text:p>
      <text:p text:style-name="Normal"><text:s text:c="28"/>&lt;li class="hover:text-amber-400 cursor-pointer"&gt;• Migration&lt;/li&gt;</text:p>
      <text:p text:style-name="Normal"><text:s text:c="24"/>&lt;/ul&gt;</text:p>
      <text:p text:style-name="Normal"><text:s text:c="20"/>&lt;/div&gt;</text:p>
      <text:p text:style-name="Normal"><text:s text:c="20"/>&lt;div class="glass p-4 rounded-lg border-l-4 border-blue-500"&gt;</text:p>
      <text:p text:style-name="Normal"><text:s text:c="24"/>&lt;h3 class="font-semibold text-white mb-2"&gt;Libye&lt;/h3&gt;</text:p>
      <text:p text:style-name="Normal"><text:s text:c="24"/>&lt;ul class="space-y-2 text-sm text-slate-400"&gt;</text:p>
      <text:p text:style-name="Normal"><text:s text:c="28"/>&lt;li class="hover:text-amber-400 cursor-pointer"&gt;• Conflit intra-libyen&lt;/li&gt;</text:p>
      <text:p text:style-name="Normal"><text:s text:c="28"/>&lt;li class="hover:text-amber-400 cursor-pointer"&gt;• Ingérences étrangères&lt;/li&gt;</text:p>
      <text:p text:style-name="Normal"><text:s text:c="28"/>&lt;li class="hover:text-amber-400 cursor-pointer"&gt;• Ressources énergétiques&lt;/li&gt;</text:p>
      <text:p text:style-name="Normal"><text:s text:c="24"/>&lt;/ul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!-- Contenu --&gt;</text:p>
      <text:p text:style-name="Normal"><text:s text:c="16"/>&lt;div class="lg:col-span-2 space-y-6"&gt;</text:p>
      <text:p text:style-name="Normal"><text:s text:c="20"/>&lt;div class="glass rounded-xl p-6"&gt;</text:p>
      <text:p text:style-name="Normal"><text:s text:c="24"/>&lt;h3 class="text-lg font-semibold text-white mb-4"&gt;Tensions Régionales - Index IGH&lt;/h3&gt;</text:p>
      <text:p text:style-name="Normal"><text:s text:c="24"/>&lt;canvas id="maghrebChart" height="200"&gt;&lt;/canvas&gt;</text:p>
      <text:p text:style-name="Normal"><text:s text:c="20"/>&lt;/div&gt;</text:p>
      <text:p text:style-name="Normal"><text:s text:c="20"/></text:p>
      <text:p text:style-name="Normal"><text:s text:c="20"/>&lt;div class="grid grid-cols-2 gap-4"&gt;</text:p>
      <text:p text:style-name="Normal"><text:s text:c="24"/>&lt;div class="glass p-4 rounded-lg"&gt;</text:p>
      <text:p text:style-name="Normal"><text:s text:c="28"/>&lt;div class="text-3xl font-bold text-red-400 mb-1"&gt;8.4/10&lt;/div&gt;</text:p>
      <text:soft-page-break/>
      <text:p text:style-name="Normal"><text:s text:c="28"/>&lt;div class="text-sm text-slate-400"&gt;Niveau de tension Maroc-Algérie&lt;/div&gt;</text:p>
      <text:p text:style-name="Normal"><text:s text:c="28"/>&lt;div class="mt-2 h-2 bg-slate-700 rounded-full"&gt;</text:p>
      <text:p text:style-name="Normal"><text:s text:c="32"/>&lt;div class="h-full bg-red-500 w-[84%] rounded-full"&gt;&lt;/div&gt;</text:p>
      <text:p text:style-name="Normal"><text:s text:c="28"/>&lt;/div&gt;</text:p>
      <text:p text:style-name="Normal"><text:s text:c="24"/>&lt;/div&gt;</text:p>
      <text:p text:style-name="Normal"><text:s text:c="24"/>&lt;div class="glass p-4 rounded-lg"&gt;</text:p>
      <text:p text:style-name="Normal"><text:s text:c="28"/>&lt;div class="text-3xl font-bold text-amber-400 mb-1"&gt;6.2/10&lt;/div&gt;</text:p>
      <text:p text:style-name="Normal"><text:s text:c="28"/>&lt;div class="text-sm text-slate-400"&gt;Instabilité Libye&lt;/div&gt;</text:p>
      <text:p text:style-name="Normal"><text:s text:c="28"/>&lt;div class="mt-2 h-2 bg-slate-700 rounded-full"&gt;</text:p>
      <text:p text:style-name="Normal"><text:s text:c="32"/>&lt;div class="h-full bg-amber-500 w-[62%] rounded-full"&gt;&lt;/div&gt;</text:p>
      <text:p text:style-name="Normal"><text:s text:c="28"/>&lt;/div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SAHEL --&gt;</text:p>
      <text:p text:style-name="Normal"><text:s text:c="8"/>&lt;div id="sahel" class="tab-content"&gt;</text:p>
      <text:p text:style-name="Normal"><text:s text:c="12"/>&lt;div class="mb-6 flex items-center justify-between"&gt;</text:p>
      <text:p text:style-name="Normal"><text:s text:c="16"/>&lt;div&gt;</text:p>
      <text:p text:style-name="Normal"><text:s text:c="20"/>&lt;h2 class="serif text-2xl font-bold text-white mb-2"&gt;Sahel&lt;/h2&gt;</text:p>
      <text:p text:style-name="Normal"><text:s text:c="20"/>&lt;p class="text-slate-400 text-sm"&gt;Sécurité, terrorisme et dynamiques politiques&lt;/p&gt;</text:p>
      <text:p text:style-name="Normal"><text:s text:c="16"/>&lt;/div&gt;</text:p>
      <text:p text:style-name="Normal"><text:s text:c="16"/>&lt;span class="px-3 py-1 bg-red-500/20 text-red-400 text-sm rounded-full border border-red-500/50 animate-pulse"&gt;</text:p>
      <text:p text:style-name="Normal"><text:s text:c="20"/>&lt;i class="fas fa-exclamation-circle mr-1"&gt;&lt;/i&gt; Zone à Haut Risque</text:p>
      <text:p text:style-name="Normal"><text:s text:c="16"/>&lt;/span&gt;</text:p>
      <text:p text:style-name="Normal"><text:s text:c="12"/>&lt;/div&gt;</text:p>
      <text:p text:style-name="Normal"/>
      <text:p text:style-name="Normal"><text:s text:c="12"/>&lt;div class="grid grid-cols-1 md:grid-cols-3 gap-4 mb-6"&gt;</text:p>
      <text:soft-page-break/>
      <text:p text:style-name="Normal"><text:s text:c="16"/>&lt;div class="glass p-4 rounded-lg border-t-4 border-red-500"&gt;</text:p>
      <text:p text:style-name="Normal"><text:s text:c="20"/>&lt;h4 class="font-semibold text-white mb-2"&gt;Mali&lt;/h4&gt;</text:p>
      <text:p text:style-name="Normal"><text:s text:c="20"/>&lt;div class="space-y-2 text-xs text-slate-400"&gt;</text:p>
      <text:p text:style-name="Normal"><text:s text:c="24"/>&lt;div class="flex justify-between"&gt;&lt;span&gt;Groupes armés:&lt;/span&gt; &lt;span class="text-red-400"&gt;JNIM, EIGS&lt;/span&gt;&lt;/div&gt;</text:p>
      <text:p text:style-name="Normal"><text:s text:c="24"/>&lt;div class="flex justify-between"&gt;&lt;span&gt;Présence étrangère:&lt;/span&gt; &lt;span class="text-amber-400"&gt;Wagner&lt;/span&gt;&lt;/div&gt;</text:p>
      <text:p text:style-name="Normal"><text:s text:c="24"/>&lt;div class="flex justify-between"&gt;&lt;span&gt;Instabilité:&lt;/span&gt; &lt;span class="text-red-400"&gt;Critique&lt;/span&gt;&lt;/div&gt;</text:p>
      <text:p text:style-name="Normal"><text:s text:c="20"/>&lt;/div&gt;</text:p>
      <text:p text:style-name="Normal"><text:s text:c="16"/>&lt;/div&gt;</text:p>
      <text:p text:style-name="Normal"><text:s text:c="16"/>&lt;div class="glass p-4 rounded-lg border-t-4 border-orange-500"&gt;</text:p>
      <text:p text:style-name="Normal"><text:s text:c="20"/>&lt;h4 class="font-semibold text-white mb-2"&gt;Burkina Faso&lt;/h4&gt;</text:p>
      <text:p text:style-name="Normal"><text:s text:c="20"/>&lt;div class="space-y-2 text-xs text-slate-400"&gt;</text:p>
      <text:p text:style-name="Normal"><text:s text:c="24"/>&lt;div class="flex justify-between"&gt;&lt;span&gt;Groupes armés:&lt;/span&gt; &lt;span class="text-red-400"&gt;JNIM&lt;/span&gt;&lt;/div&gt;</text:p>
      <text:p text:style-name="Normal"><text:s text:c="24"/>&lt;div class="flex justify-between"&gt;&lt;span&gt;Coup d'État:&lt;/span&gt; &lt;span class="text-amber-400"&gt;Sept 2022&lt;/span&gt;&lt;/div&gt;</text:p>
      <text:p text:style-name="Normal"><text:s text:c="24"/>&lt;div class="flex justify-between"&gt;&lt;span&gt;État:&lt;/span&gt; &lt;span class="text-orange-400"&gt;Fragile&lt;/span&gt;&lt;/div&gt;</text:p>
      <text:p text:style-name="Normal"><text:s text:c="20"/>&lt;/div&gt;</text:p>
      <text:p text:style-name="Normal"><text:s text:c="16"/>&lt;/div&gt;</text:p>
      <text:p text:style-name="Normal"><text:s text:c="16"/>&lt;div class="glass p-4 rounded-lg border-t-4 border-yellow-500"&gt;</text:p>
      <text:p text:style-name="Normal"><text:s text:c="20"/>&lt;h4 class="font-semibold text-white mb-2"&gt;Niger&lt;/h4&gt;</text:p>
      <text:p text:style-name="Normal"><text:s text:c="20"/>&lt;div class="space-y-2 text-xs text-slate-400"&gt;</text:p>
      <text:p text:style-name="Normal"><text:s text:c="24"/>&lt;div class="flex justify-between"&gt;&lt;span&gt;Transition:&lt;/span&gt; &lt;span class="text-amber-400"&gt;Post-coup&lt;/span&gt;&lt;/div&gt;</text:p>
      <text:p text:style-name="Normal"><text:s text:c="24"/>&lt;div class="flex justify-between"&gt;&lt;span&gt;CEDEAO:&lt;/span&gt; &lt;span class="text-red-400"&gt;Sanctions&lt;/span&gt;&lt;/div&gt;</text:p>
      <text:p text:style-name="Normal"><text:s text:c="24"/>&lt;div class="flex justify-between"&gt;&lt;span&gt;Sécurité:&lt;/span&gt; &lt;span class="text-yellow-400"&gt;Précaire&lt;/span&gt;&lt;/div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glass rounded-xl p-6"&gt;</text:p>
      <text:p text:style-name="Normal"><text:s text:c="16"/>&lt;h3 class="text-lg font-semibold text-white mb-4"&gt;Évolution des Attaques Terroristes (2024-2026)&lt;/h3&gt;</text:p>
      <text:p text:style-name="Normal"><text:s text:c="16"/>&lt;canvas id="sahelChart" height="150"&gt;&lt;/canvas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AFRIQUE SUBSAHARIENNE --&gt;</text:p>
      <text:p text:style-name="Normal"><text:s text:c="8"/>&lt;div id="afrique" class="tab-content"&gt;</text:p>
      <text:p text:style-name="Normal"><text:s text:c="12"/>&lt;div class="mb-6"&gt;</text:p>
      <text:p text:style-name="Normal"><text:s text:c="16"/>&lt;h2 class="serif text-2xl font-bold text-white mb-2"&gt;Afrique Subsaharienne&lt;/h2&gt;</text:p>
      <text:p text:style-name="Normal"><text:s text:c="16"/>&lt;p class="text-slate-400 text-sm"&gt;Golfe de Guinée, Corne de l'Afrique et Grands Lacs&lt;/p&gt;</text:p>
      <text:p text:style-name="Normal"><text:s text:c="12"/>&lt;/div&gt;</text:p>
      <text:p text:style-name="Normal"><text:s text:c="12"/></text:p>
      <text:p text:style-name="Normal"><text:s text:c="12"/>&lt;div class="grid grid-cols-1 lg:grid-cols-2 gap-6"&gt;</text:p>
      <text:p text:style-name="Normal"><text:s text:c="16"/>&lt;div class="glass rounded-xl p-6"&gt;</text:p>
      <text:p text:style-name="Normal"><text:s text:c="20"/>&lt;h3 class="text-lg font-semibold text-white mb-4"&gt;Piraterie Maritime - Golfe de Guinée&lt;/h3&gt;</text:p>
      <text:p text:style-name="Normal"><text:s text:c="20"/>&lt;div class="space-y-3"&gt;</text:p>
      <text:p text:style-name="Normal"><text:s text:c="24"/>&lt;div class="flex items-center justify-between p-3 bg-slate-800/50 rounded"&gt;</text:p>
      <text:p text:style-name="Normal"><text:s text:c="28"/>&lt;span class="text-sm text-slate-300"&gt;Nigeria&lt;/span&gt;</text:p>
      <text:p text:style-name="Normal"><text:s text:c="28"/>&lt;div class="flex items-center space-x-2"&gt;</text:p>
      <text:p text:style-name="Normal"><text:s text:c="32"/>&lt;div class="w-32 h-2 bg-slate-700 rounded-full"&gt;</text:p>
      <text:p text:style-name="Normal"><text:s text:c="36"/>&lt;div class="h-full bg-red-500 w-[75%] rounded-full"&gt;&lt;/div&gt;</text:p>
      <text:p text:style-name="Normal"><text:s text:c="32"/>&lt;/div&gt;</text:p>
      <text:p text:style-name="Normal"><text:s text:c="32"/>&lt;span class="text-xs text-red-400"&gt;75%&lt;/span&gt;</text:p>
      <text:p text:style-name="Normal"><text:s text:c="28"/>&lt;/div&gt;</text:p>
      <text:p text:style-name="Normal"><text:s text:c="24"/>&lt;/div&gt;</text:p>
      <text:p text:style-name="Normal"><text:s text:c="24"/>&lt;div class="flex items-center justify-between p-3 bg-slate-800/50 rounded"&gt;</text:p>
      <text:p text:style-name="Normal"><text:s text:c="28"/>&lt;span class="text-sm text-slate-300"&gt;Golfe de Guinée (Global)&lt;/span&gt;</text:p>
      <text:p text:style-name="Normal"><text:s text:c="28"/>&lt;div class="flex items-center space-x-2"&gt;</text:p>
      <text:soft-page-break/>
      <text:p text:style-name="Normal"><text:s text:c="32"/>&lt;div class="w-32 h-2 bg-slate-700 rounded-full"&gt;</text:p>
      <text:p text:style-name="Normal"><text:s text:c="36"/>&lt;div class="h-full bg-amber-500 w-[45%] rounded-full"&gt;&lt;/div&gt;</text:p>
      <text:p text:style-name="Normal"><text:s text:c="32"/>&lt;/div&gt;</text:p>
      <text:p text:style-name="Normal"><text:s text:c="32"/>&lt;span class="text-xs text-amber-400"&gt;45%&lt;/span&gt;</text:p>
      <text:p text:style-name="Normal"><text:s text:c="28"/>&lt;/div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><text:s text:c="16"/></text:p>
      <text:p text:style-name="Normal"><text:s text:c="16"/>&lt;div class="glass rounded-xl p-6"&gt;</text:p>
      <text:p text:style-name="Normal"><text:s text:c="20"/>&lt;h3 class="text-lg font-semibold text-white mb-4"&gt;Conflit RDC - M23&lt;/h3&gt;</text:p>
      <text:p text:style-name="Normal"><text:s text:c="20"/>&lt;div class="p-4 bg-red-900/20 border border-red-500/30 rounded-lg mb-4"&gt;</text:p>
      <text:p text:style-name="Normal"><text:s text:c="24"/>&lt;div class="flex items-center space-x-2 mb-2"&gt;</text:p>
      <text:p text:style-name="Normal"><text:s text:c="28"/>&lt;i class="fas fa-fire text-red-400"&gt;&lt;/i&gt;</text:p>
      <text:p text:style-name="Normal"><text:s text:c="28"/>&lt;span class="text-red-400 font-semibold text-sm"&gt;Escalade Active&lt;/span&gt;</text:p>
      <text:p text:style-name="Normal"><text:s text:c="24"/>&lt;/div&gt;</text:p>
      <text:p text:style-name="Normal"><text:s text:c="24"/>&lt;p class="text-xs text-slate-300"&gt;Progression vers Bukavu et Goma. Implications régionales Rwanda-Ouganda-RDC.&lt;/p&gt;</text:p>
      <text:p text:style-name="Normal"><text:s text:c="20"/>&lt;/div&gt;</text:p>
      <text:p text:style-name="Normal"><text:s text:c="20"/>&lt;button class="w-full py-2 bg-red-500/20 hover:bg-red-500/30 text-red-300 text-sm rounded transition-colors"&gt;</text:p>
      <text:p text:style-name="Normal"><text:s text:c="24"/>Voir l'analyse complète</text:p>
      <text:p text:style-name="Normal"><text:s text:c="20"/>&lt;/button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MOYEN-ORIENT --&gt;</text:p>
      <text:p text:style-name="Normal"><text:s text:c="8"/>&lt;div id="moyen-orient" class="tab-content"&gt;</text:p>
      <text:p text:style-name="Normal"><text:s text:c="12"/>&lt;div class="mb-6"&gt;</text:p>
      <text:p text:style-name="Normal"><text:s text:c="16"/>&lt;h2 class="serif text-2xl font-bold text-white mb-2"&gt;Moyen-Orient &amp; Influence Régionale&lt;/h2&gt;</text:p>
      <text:soft-page-break/>
      <text:p text:style-name="Normal"><text:s text:c="16"/>&lt;p class="text-slate-400 text-sm"&gt;Dynamiques de pouvoir et projections sur l'Afrique&lt;/p&gt;</text:p>
      <text:p text:style-name="Normal"><text:s text:c="12"/>&lt;/div&gt;</text:p>
      <text:p text:style-name="Normal"/>
      <text:p text:style-name="Normal"><text:s text:c="12"/>&lt;div class="grid grid-cols-1 md:grid-cols-2 lg:grid-cols-3 gap-4"&gt;</text:p>
      <text:p text:style-name="Normal"><text:s text:c="16"/>&lt;div class="glass p-4 rounded-lg border-l-4 border-green-600"&gt;</text:p>
      <text:p text:style-name="Normal"><text:s text:c="20"/>&lt;div class="flex items-center justify-between mb-3"&gt;</text:p>
      <text:p text:style-name="Normal"><text:s text:c="24"/>&lt;h4 class="font-semibold text-white"&gt;Arabie Saoudite&lt;/h4&gt;</text:p>
      <text:p text:style-name="Normal"><text:s text:c="24"/>&lt;i class="fas fa-oil-can text-green-500"&gt;&lt;/i&gt;</text:p>
      <text:p text:style-name="Normal"><text:s text:c="20"/>&lt;/div&gt;</text:p>
      <text:p text:style-name="Normal"><text:s text:c="20"/>&lt;p class="text-xs text-slate-400 mb-3"&gt;Influence économique croissante en Afrique de l'Est et Sahel.&lt;/p&gt;</text:p>
      <text:p text:style-name="Normal"><text:s text:c="20"/>&lt;div class="text-xs text-amber-400"&gt;Dernière analyse: IGH-DA-2026-01-045&lt;/div&gt;</text:p>
      <text:p text:style-name="Normal"><text:s text:c="16"/>&lt;/div&gt;</text:p>
      <text:p text:style-name="Normal"/>
      <text:p text:style-name="Normal"><text:s text:c="16"/>&lt;div class="glass p-4 rounded-lg border-l-4 border-red-600"&gt;</text:p>
      <text:p text:style-name="Normal"><text:s text:c="20"/>&lt;div class="flex items-center justify-between mb-3"&gt;</text:p>
      <text:p text:style-name="Normal"><text:s text:c="24"/>&lt;h4 class="font-semibold text-white"&gt;Émirats Arabes Unis&lt;/h4&gt;</text:p>
      <text:p text:style-name="Normal"><text:s text:c="24"/>&lt;i class="fas fa-building text-red-500"&gt;&lt;/i&gt;</text:p>
      <text:p text:style-name="Normal"><text:s text:c="20"/>&lt;/div&gt;</text:p>
      <text:p text:style-name="Normal"><text:s text:c="20"/>&lt;p class="text-xs text-slate-400 mb-3"&gt;Opérations d'influence et rivalité avec le Maroc. Ports militaires.&lt;/p&gt;</text:p>
      <text:p text:style-name="Normal"><text:s text:c="20"/>&lt;div class="text-xs text-amber-400"&gt;Rapport: Guerre Cognitive Émirienne&lt;/div&gt;</text:p>
      <text:p text:style-name="Normal"><text:s text:c="16"/>&lt;/div&gt;</text:p>
      <text:p text:style-name="Normal"/>
      <text:p text:style-name="Normal"><text:s text:c="16"/>&lt;div class="glass p-4 rounded-lg border-l-4 border-blue-600"&gt;</text:p>
      <text:p text:style-name="Normal"><text:s text:c="20"/>&lt;div class="flex items-center justify-between mb-3"&gt;</text:p>
      <text:p text:style-name="Normal"><text:s text:c="24"/>&lt;h4 class="font-semibold text-white"&gt;Turquie&lt;/h4&gt;</text:p>
      <text:p text:style-name="Normal"><text:s text:c="24"/>&lt;i class="fas fa-mosque text-blue-500"&gt;&lt;/i&gt;</text:p>
      <text:p text:style-name="Normal"><text:s text:c="20"/>&lt;/div&gt;</text:p>
      <text:p text:style-name="Normal"><text:s text:c="20"/>&lt;p class="text-xs text-slate-400 mb-3"&gt;Expansion commerciale et militaire en Afrique. Bases en Somalie.&lt;/p&gt;</text:p>
      <text:p text:style-name="Normal"><text:s text:c="20"/>&lt;div class="text-xs text-slate-500"&gt;Mise à jour: Hier&lt;/div&gt;</text:p>
      <text:soft-page-break/>
      <text:p text:style-name="Normal"><text:s text:c="16"/>&lt;/div&gt;</text:p>
      <text:p text:style-name="Normal"/>
      <text:p text:style-name="Normal"><text:s text:c="16"/>&lt;div class="glass p-4 rounded-lg border-l-4 border-yellow-600"&gt;</text:p>
      <text:p text:style-name="Normal"><text:s text:c="20"/>&lt;div class="flex items-center justify-between mb-3"&gt;</text:p>
      <text:p text:style-name="Normal"><text:s text:c="24"/>&lt;h4 class="font-semibold text-white"&gt;Israël&lt;/h4&gt;</text:p>
      <text:p text:style-name="Normal"><text:s text:c="24"/>&lt;i class="fas fa-star-of-david text-yellow-500"&gt;&lt;/i&gt;</text:p>
      <text:p text:style-name="Normal"><text:s text:c="20"/>&lt;/div&gt;</text:p>
      <text:p text:style-name="Normal"><text:s text:c="20"/>&lt;p class="text-xs text-slate-400 mb-3"&gt;Accords d'Abraham et normalisation. Coopération sécuritaire.&lt;/p&gt;</text:p>
      <text:p text:style-name="Normal"><text:s text:c="20"/>&lt;div class="text-xs text-slate-500"&gt;Mise à jour: 2j&lt;/div&gt;</text:p>
      <text:p text:style-name="Normal"><text:s text:c="16"/>&lt;/div&gt;</text:p>
      <text:p text:style-name="Normal"/>
      <text:p text:style-name="Normal"><text:s text:c="16"/>&lt;div class="glass p-4 rounded-lg border-l-4 border-purple-600"&gt;</text:p>
      <text:p text:style-name="Normal"><text:s text:c="20"/>&lt;div class="flex items-center justify-between mb-3"&gt;</text:p>
      <text:p text:style-name="Normal"><text:s text:c="24"/>&lt;h4 class="font-semibold text-white"&gt;Iran&lt;/h4&gt;</text:p>
      <text:p text:style-name="Normal"><text:s text:c="24"/>&lt;i class="fas fa-flag text-purple-500"&gt;&lt;/i&gt;</text:p>
      <text:p text:style-name="Normal"><text:s text:c="20"/>&lt;/div&gt;</text:p>
      <text:p text:style-name="Normal"><text:s text:c="20"/>&lt;p class="text-xs text-slate-400 mb-3"&gt;Influence chiite en Afrique de l'Ouest. Nigeria, Ghana.&lt;/p&gt;</text:p>
      <text:p text:style-name="Normal"><text:s text:c="20"/>&lt;div class="text-xs text-slate-500"&gt;Mise à jour: 3j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SÉCURITÉ &amp; DÉFENSE --&gt;</text:p>
      <text:p text:style-name="Normal"><text:s text:c="8"/>&lt;div id="securite" class="tab-content"&gt;</text:p>
      <text:p text:style-name="Normal"><text:s text:c="12"/>&lt;div class="mb-6"&gt;</text:p>
      <text:p text:style-name="Normal"><text:s text:c="16"/>&lt;h2 class="serif text-2xl font-bold text-white mb-2"&gt;Sécurité &amp; Défense&lt;/h2&gt;</text:p>
      <text:p text:style-name="Normal"><text:s text:c="16"/>&lt;p class="text-slate-400 text-sm"&gt;Terrorisme, groupes armés et stratégies militaires&lt;/p&gt;</text:p>
      <text:p text:style-name="Normal"><text:s text:c="12"/>&lt;/div&gt;</text:p>
      <text:p text:style-name="Normal"/>
      <text:p text:style-name="Normal"><text:s text:c="12"/>&lt;div class="grid grid-cols-1 lg:grid-cols-3 gap-6"&gt;</text:p>
      <text:soft-page-break/>
      <text:p text:style-name="Normal"><text:s text:c="16"/>&lt;div class="lg:col-span-2"&gt;</text:p>
      <text:p text:style-name="Normal"><text:s text:c="20"/>&lt;div class="glass rounded-xl p-6 mb-4"&gt;</text:p>
      <text:p text:style-name="Normal"><text:s text:c="24"/>&lt;h3 class="text-lg font-semibold text-white mb-4"&gt;Carte des Groupes Armés Actifs&lt;/h3&gt;</text:p>
      <text:p text:style-name="Normal"><text:s text:c="24"/>&lt;div class="relative h-64 bg-slate-800/50 rounded-lg overflow-hidden"&gt;</text:p>
      <text:p text:style-name="Normal"><text:s text:c="28"/>&lt;div class="absolute inset-0 flex items-center justify-center"&gt;</text:p>
      <text:p text:style-name="Normal"><text:s text:c="32"/>&lt;div class="text-center"&gt;</text:p>
      <text:p text:style-name="Normal"><text:s text:c="36"/>&lt;i class="fas fa-map-marked-alt text-4xl text-slate-600 mb-2"&gt;&lt;/i&gt;</text:p>
      <text:p text:style-name="Normal"><text:s text:c="36"/>&lt;p class="text-slate-500 text-sm"&gt;Carte interactive des zones de contrôle&lt;/p&gt;</text:p>
      <text:p text:style-name="Normal"><text:s text:c="36"/>&lt;p class="text-xs text-slate-600"&gt;JNIM, EIGS, Wagner, etc.&lt;/p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pace-y-4"&gt;</text:p>
      <text:p text:style-name="Normal"><text:s text:c="20"/>&lt;div class="glass p-4 rounded-lg"&gt;</text:p>
      <text:p text:style-name="Normal"><text:s text:c="24"/>&lt;h4 class="font-semibold text-white mb-3 text-sm"&gt;Groupes Surveillés&lt;/h4&gt;</text:p>
      <text:p text:style-name="Normal"><text:s text:c="24"/>&lt;div class="space-y-2"&gt;</text:p>
      <text:p text:style-name="Normal"><text:s text:c="28"/>&lt;div class="flex items-center justify-between p-2 bg-red-500/10 rounded"&gt;</text:p>
      <text:p text:style-name="Normal"><text:s text:c="32"/>&lt;span class="text-xs text-white"&gt;JNIM&lt;/span&gt;</text:p>
      <text:p text:style-name="Normal"><text:s text:c="32"/>&lt;span class="text-[10px] bg-red-500 text-white px-1.5 rounded"&gt;Haute&lt;/span&gt;</text:p>
      <text:p text:style-name="Normal"><text:s text:c="28"/>&lt;/div&gt;</text:p>
      <text:p text:style-name="Normal"><text:s text:c="28"/>&lt;div class="flex items-center justify-between p-2 bg-red-500/10 rounded"&gt;</text:p>
      <text:p text:style-name="Normal"><text:s text:c="32"/>&lt;span class="text-xs text-white"&gt;EIGS&lt;/span&gt;</text:p>
      <text:p text:style-name="Normal"><text:s text:c="32"/>&lt;span class="text-[10px] bg-red-500 text-white px-1.5 rounded"&gt;Haute&lt;/span&gt;</text:p>
      <text:p text:style-name="Normal"><text:s text:c="28"/>&lt;/div&gt;</text:p>
      <text:p text:style-name="Normal"><text:s text:c="28"/>&lt;div class="flex items-center justify-between p-2 bg-amber-500/10 rounded"&gt;</text:p>
      <text:p text:style-name="Normal"><text:s text:c="32"/>&lt;span class="text-xs text-white"&gt;Wagner/PMC&lt;/span&gt;</text:p>
      <text:p text:style-name="Normal"><text:s text:c="32"/>&lt;span class="text-[10px] bg-amber-500 text-white px-1.5 rounded"&gt;Moyenne&lt;/span&gt;</text:p>
      <text:soft-page-break/>
      <text:p text:style-name="Normal"><text:s text:c="28"/>&lt;/div&gt;</text:p>
      <text:p text:style-name="Normal"><text:s text:c="28"/>&lt;div class="flex items-center justify-between p-2 bg-yellow-500/10 rounded"&gt;</text:p>
      <text:p text:style-name="Normal"><text:s text:c="32"/>&lt;span class="text-xs text-white"&gt;M23&lt;/span&gt;</text:p>
      <text:p text:style-name="Normal"><text:s text:c="32"/>&lt;span class="text-[10px] bg-yellow-500 text-white px-1.5 rounded"&gt;Élevée&lt;/span&gt;</text:p>
      <text:p text:style-name="Normal"><text:s text:c="28"/>&lt;/div&gt;</text:p>
      <text:p text:style-name="Normal"><text:s text:c="24"/>&lt;/div&gt;</text:p>
      <text:p text:style-name="Normal"><text:s text:c="20"/>&lt;/div&gt;</text:p>
      <text:p text:style-name="Normal"/>
      <text:p text:style-name="Normal"><text:s text:c="20"/>&lt;div class="glass p-4 rounded-lg"&gt;</text:p>
      <text:p text:style-name="Normal"><text:s text:c="24"/>&lt;h4 class="font-semibold text-white mb-3 text-sm"&gt;Forces Internationales&lt;/h4&gt;</text:p>
      <text:p text:style-name="Normal"><text:s text:c="24"/>&lt;ul class="space-y-2 text-xs text-slate-400"&gt;</text:p>
      <text:p text:style-name="Normal"><text:s text:c="28"/>&lt;li class="flex items-center"&gt;&lt;i class="fas fa-check-circle text-green-500 mr-2"&gt;&lt;/i&gt; Barkhane (retrait)&lt;/li&gt;</text:p>
      <text:p text:style-name="Normal"><text:s text:c="28"/>&lt;li class="flex items-center"&gt;&lt;i class="fas fa-check-circle text-green-500 mr-2"&gt;&lt;/i&gt; Takuba (reconfiguré)&lt;/li&gt;</text:p>
      <text:p text:style-name="Normal"><text:s text:c="28"/>&lt;li class="flex items-center"&gt;&lt;i class="fas fa-plus-circle text-blue-500 mr-2"&gt;&lt;/i&gt; Hedgehog (nouveau)&lt;/li&gt;</text:p>
      <text:p text:style-name="Normal"><text:s text:c="28"/>&lt;li class="flex items-center"&gt;&lt;i class="fas fa-minus-circle text-red-500 mr-2"&gt;&lt;/i&gt; MINUSMA (terminé)&lt;/li&gt;</text:p>
      <text:p text:style-name="Normal"><text:s text:c="24"/>&lt;/ul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GÉOÉCONOMIE --&gt;</text:p>
      <text:p text:style-name="Normal"><text:s text:c="8"/>&lt;div id="economie" class="tab-content"&gt;</text:p>
      <text:p text:style-name="Normal"><text:s text:c="12"/>&lt;div class="mb-6"&gt;</text:p>
      <text:p text:style-name="Normal"><text:s text:c="16"/>&lt;h2 class="serif text-2xl font-bold text-white mb-2"&gt;Géoéconomie&lt;/h2&gt;</text:p>
      <text:p text:style-name="Normal"><text:s text:c="16"/>&lt;p class="text-slate-400 text-sm"&gt;Énergie, minerais, infrastructures et flux commerciaux&lt;/p&gt;</text:p>
      <text:p text:style-name="Normal"><text:s text:c="12"/>&lt;/div&gt;</text:p>
      <text:p text:style-name="Normal"/>
      <text:soft-page-break/>
      <text:p text:style-name="Normal"><text:s text:c="12"/>&lt;div class="grid grid-cols-1 md:grid-cols-2 gap-6"&gt;</text:p>
      <text:p text:style-name="Normal"><text:s text:c="16"/>&lt;div class="glass rounded-xl p-6"&gt;</text:p>
      <text:p text:style-name="Normal"><text:s text:c="20"/>&lt;h3 class="text-lg font-semibold text-white mb-4"&gt;Ressources Stratégiques&lt;/h3&gt;</text:p>
      <text:p text:style-name="Normal"><text:s text:c="20"/>&lt;div class="space-y-4"&gt;</text:p>
      <text:p text:style-name="Normal"><text:s text:c="24"/>&lt;div&gt;</text:p>
      <text:p text:style-name="Normal"><text:s text:c="28"/>&lt;div class="flex justify-between text-sm mb-1"&gt;</text:p>
      <text:p text:style-name="Normal"><text:s text:c="32"/>&lt;span class="text-slate-300"&gt;Phosphate (Maroc)&lt;/span&gt;</text:p>
      <text:p text:style-name="Normal"><text:s text:c="32"/>&lt;span class="text-amber-400"&gt;70% mondial&lt;/span&gt;</text:p>
      <text:p text:style-name="Normal"><text:s text:c="28"/>&lt;/div&gt;</text:p>
      <text:p text:style-name="Normal"><text:s text:c="28"/>&lt;div class="h-2 bg-slate-700 rounded-full"&gt;</text:p>
      <text:p text:style-name="Normal"><text:s text:c="32"/>&lt;div class="h-full bg-amber-500 w-[70%] rounded-full"&gt;&lt;/div&gt;</text:p>
      <text:p text:style-name="Normal"><text:s text:c="28"/>&lt;/div&gt;</text:p>
      <text:p text:style-name="Normal"><text:s text:c="24"/>&lt;/div&gt;</text:p>
      <text:p text:style-name="Normal"><text:s text:c="24"/>&lt;div&gt;</text:p>
      <text:p text:style-name="Normal"><text:s text:c="28"/>&lt;div class="flex justify-between text-sm mb-1"&gt;</text:p>
      <text:p text:style-name="Normal"><text:s text:c="32"/>&lt;span class="text-slate-300"&gt;Pétrole (Libye)&lt;/span&gt;</text:p>
      <text:p text:style-name="Normal"><text:s text:c="32"/>&lt;span class="text-amber-400"&gt;1.2M barils/j&lt;/span&gt;</text:p>
      <text:p text:style-name="Normal"><text:s text:c="28"/>&lt;/div&gt;</text:p>
      <text:p text:style-name="Normal"><text:s text:c="28"/>&lt;div class="h-2 bg-slate-700 rounded-full"&gt;</text:p>
      <text:p text:style-name="Normal"><text:s text:c="32"/>&lt;div class="h-full bg-black w-[45%] rounded-full"&gt;&lt;/div&gt;</text:p>
      <text:p text:style-name="Normal"><text:s text:c="28"/>&lt;/div&gt;</text:p>
      <text:p text:style-name="Normal"><text:s text:c="24"/>&lt;/div&gt;</text:p>
      <text:p text:style-name="Normal"><text:s text:c="24"/>&lt;div&gt;</text:p>
      <text:p text:style-name="Normal"><text:s text:c="28"/>&lt;div class="flex justify-between text-sm mb-1"&gt;</text:p>
      <text:p text:style-name="Normal"><text:s text:c="32"/>&lt;span class="text-slate-300"&gt;Uranium (Niger)&lt;/span&gt;</text:p>
      <text:p text:style-name="Normal"><text:s text:c="32"/>&lt;span class="text-amber-400"&gt;7% mondial&lt;/span&gt;</text:p>
      <text:p text:style-name="Normal"><text:s text:c="28"/>&lt;/div&gt;</text:p>
      <text:p text:style-name="Normal"><text:s text:c="28"/>&lt;div class="h-2 bg-slate-700 rounded-full"&gt;</text:p>
      <text:p text:style-name="Normal"><text:s text:c="32"/>&lt;div class="h-full bg-green-500 w-[30%] rounded-full"&gt;&lt;/div&gt;</text:p>
      <text:p text:style-name="Normal"><text:s text:c="28"/>&lt;/div&gt;</text:p>
      <text:p text:style-name="Normal"><text:s text:c="24"/>&lt;/div&gt;</text:p>
      <text:soft-page-break/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glass rounded-xl p-6"&gt;</text:p>
      <text:p text:style-name="Normal"><text:s text:c="20"/>&lt;h3 class="text-lg font-semibold text-white mb-4"&gt;Infrastructures Critiques&lt;/h3&gt;</text:p>
      <text:p text:style-name="Normal"><text:s text:c="20"/>&lt;div class="space-y-3"&gt;</text:p>
      <text:p text:style-name="Normal"><text:s text:c="24"/>&lt;div class="p-3 bg-slate-800/50 rounded-lg flex items-center justify-between"&gt;</text:p>
      <text:p text:style-name="Normal"><text:s text:c="28"/>&lt;div&gt;</text:p>
      <text:p text:style-name="Normal"><text:s text:c="32"/>&lt;div class="text-sm text-white font-medium"&gt;Gasdotto Maghreb-Europe&lt;/div&gt;</text:p>
      <text:p text:style-name="Normal"><text:s text:c="32"/>&lt;div class="text-xs text-slate-400"&gt;Algérie → Maroc → Espagne&lt;/div&gt;</text:p>
      <text:p text:style-name="Normal"><text:s text:c="28"/>&lt;/div&gt;</text:p>
      <text:p text:style-name="Normal"><text:s text:c="28"/>&lt;span class="px-2 py-1 bg-green-500/20 text-green-400 text-xs rounded"&gt;Actif&lt;/span&gt;</text:p>
      <text:p text:style-name="Normal"><text:s text:c="24"/>&lt;/div&gt;</text:p>
      <text:p text:style-name="Normal"><text:s text:c="24"/>&lt;div class="p-3 bg-slate-800/50 rounded-lg flex items-center justify-between"&gt;</text:p>
      <text:p text:style-name="Normal"><text:s text:c="28"/>&lt;div&gt;</text:p>
      <text:p text:style-name="Normal"><text:s text:c="32"/>&lt;div class="text-sm text-white font-medium"&gt;Niger-Bénin Pipeline&lt;/div&gt;</text:p>
      <text:p text:style-name="Normal"><text:s text:c="32"/>&lt;div class="text-xs text-slate-400"&gt;Export pétrole nigérien&lt;/div&gt;</text:p>
      <text:p text:style-name="Normal"><text:s text:c="28"/>&lt;/div&gt;</text:p>
      <text:p text:style-name="Normal"><text:s text:c="28"/>&lt;span class="px-2 py-1 bg-amber-500/20 text-amber-400 text-xs rounded"&gt;En cours&lt;/span&gt;</text:p>
      <text:p text:style-name="Normal"><text:s text:c="24"/>&lt;/div&gt;</text:p>
      <text:p text:style-name="Normal"><text:s text:c="24"/>&lt;div class="p-3 bg-slate-800/50 rounded-lg flex items-center justify-between"&gt;</text:p>
      <text:p text:style-name="Normal"><text:s text:c="28"/>&lt;div&gt;</text:p>
      <text:p text:style-name="Normal"><text:s text:c="32"/>&lt;div class="text-sm text-white font-medium"&gt;Corridor Lagos-Abidjan&lt;/div&gt;</text:p>
      <text:p text:style-name="Normal"><text:s text:c="32"/>&lt;div class="text-xs text-slate-400"&gt;Autoroute côtière Ouest-Africaine&lt;/div&gt;</text:p>
      <text:p text:style-name="Normal"><text:s text:c="28"/>&lt;/div&gt;</text:p>
      <text:p text:style-name="Normal"><text:s text:c="28"/>&lt;span class="px-2 py-1 bg-blue-500/20 text-blue-400 text-xs rounded"&gt;Planifié&lt;/span&gt;</text:p>
      <text:p text:style-name="Normal"><text:s text:c="24"/>&lt;/div&gt;</text:p>
      <text:p text:style-name="Normal"><text:s text:c="20"/>&lt;/div&gt;</text:p>
      <text:p text:style-name="Normal"><text:s text:c="16"/>&lt;/div&gt;</text:p>
      <text:soft-page-break/>
      <text:p text:style-name="Normal"><text:s text:c="12"/>&lt;/div&gt;</text:p>
      <text:p text:style-name="Normal"><text:s text:c="8"/>&lt;/div&gt;</text:p>
      <text:p text:style-name="Normal"/>
      <text:p text:style-name="Normal"><text:s text:c="8"/>&lt;!-- PUBLICATIONS --&gt;</text:p>
      <text:p text:style-name="Normal"><text:s text:c="8"/>&lt;div id="publications" class="tab-content"&gt;</text:p>
      <text:p text:style-name="Normal"><text:s text:c="12"/>&lt;div class="mb-6 flex items-center justify-between"&gt;</text:p>
      <text:p text:style-name="Normal"><text:s text:c="16"/>&lt;div&gt;</text:p>
      <text:p text:style-name="Normal"><text:s text:c="20"/>&lt;h2 class="serif text-2xl font-bold text-white mb-2"&gt;Publications IGH&lt;/h2&gt;</text:p>
      <text:p text:style-name="Normal"><text:s text:c="20"/>&lt;p class="text-slate-400 text-sm"&gt;Notes stratégiques, dépêches analytiques et rapports&lt;/p&gt;</text:p>
      <text:p text:style-name="Normal"><text:s text:c="16"/>&lt;/div&gt;</text:p>
      <text:p text:style-name="Normal"><text:s text:c="16"/>&lt;div class="flex space-x-2"&gt;</text:p>
      <text:p text:style-name="Normal"><text:s text:c="20"/>&lt;button class="px-3 py-1.5 bg-amber-600 text-white text-sm rounded hover:bg-amber-700 transition-colors"&gt;</text:p>
      <text:p text:style-name="Normal"><text:s text:c="24"/>&lt;i class="fas fa-plus mr-1"&gt;&lt;/i&gt; Nouvelle Publication</text:p>
      <text:p text:style-name="Normal"><text:s text:c="20"/>&lt;/button&gt;</text:p>
      <text:p text:style-name="Normal"><text:s text:c="20"/>&lt;button class="px-3 py-1.5 bg-slate-700 text-white text-sm rounded hover:bg-slate-600 transition-colors"&gt;</text:p>
      <text:p text:style-name="Normal"><text:s text:c="24"/>&lt;i class="fas fa-filter mr-1"&gt;&lt;/i&gt; Filtrer</text:p>
      <text:p text:style-name="Normal"><text:s text:c="20"/>&lt;/button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grid grid-cols-1 lg:grid-cols-4 gap-6"&gt;</text:p>
      <text:p text:style-name="Normal"><text:s text:c="16"/>&lt;!-- Filtres --&gt;</text:p>
      <text:p text:style-name="Normal"><text:s text:c="16"/>&lt;div class="space-y-4"&gt;</text:p>
      <text:p text:style-name="Normal"><text:s text:c="20"/>&lt;div class="glass p-4 rounded-lg"&gt;</text:p>
      <text:p text:style-name="Normal"><text:s text:c="24"/>&lt;h4 class="font-semibold text-white mb-3 text-sm"&gt;Type de Document&lt;/h4&gt;</text:p>
      <text:p text:style-name="Normal"><text:s text:c="24"/>&lt;div class="space-y-2"&gt;</text:p>
      <text:p text:style-name="Normal"><text:s text:c="28"/>&lt;label class="flex items-center space-x-2 cursor-pointer"&gt;</text:p>
      <text:p text:style-name="Normal"><text:s text:c="32"/>&lt;input type="checkbox" checked class="rounded bg-slate-700 border-slate-600 text-amber-500 focus:ring-amber-500"&gt;</text:p>
      <text:soft-page-break/>
      <text:p text:style-name="Normal"><text:s text:c="32"/>&lt;span class="text-sm text-slate-300"&gt;Notes Stratégiques (NS)&lt;/span&gt;</text:p>
      <text:p text:style-name="Normal"><text:s text:c="28"/>&lt;/label&gt;</text:p>
      <text:p text:style-name="Normal"><text:s text:c="28"/>&lt;label class="flex items-center space-x-2 cursor-pointer"&gt;</text:p>
      <text:p text:style-name="Normal"><text:s text:c="32"/>&lt;input type="checkbox" checked class="rounded bg-slate-700 border-slate-600 text-amber-500 focus:ring-amber-500"&gt;</text:p>
      <text:p text:style-name="Normal"><text:s text:c="32"/>&lt;span class="text-sm text-slate-300"&gt;Dépêches Analytiques (DA)&lt;/span&gt;</text:p>
      <text:p text:style-name="Normal"><text:s text:c="28"/>&lt;/label&gt;</text:p>
      <text:p text:style-name="Normal"><text:s text:c="28"/>&lt;label class="flex items-center space-x-2 cursor-pointer"&gt;</text:p>
      <text:p text:style-name="Normal"><text:s text:c="32"/>&lt;input type="checkbox" class="rounded bg-slate-700 border-slate-600 text-amber-500 focus:ring-amber-500"&gt;</text:p>
      <text:p text:style-name="Normal"><text:s text:c="32"/>&lt;span class="text-sm text-slate-300"&gt;Rapports Spéciaux (RS)&lt;/span&gt;</text:p>
      <text:p text:style-name="Normal"><text:s text:c="28"/>&lt;/label&gt;</text:p>
      <text:p text:style-name="Normal"><text:s text:c="28"/>&lt;label class="flex items-center space-x-2 cursor-pointer"&gt;</text:p>
      <text:p text:style-name="Normal"><text:s text:c="32"/>&lt;input type="checkbox" class="rounded bg-slate-700 border-slate-600 text-amber-500 focus:ring-amber-500"&gt;</text:p>
      <text:p text:style-name="Normal"><text:s text:c="32"/>&lt;span class="text-sm text-slate-300"&gt;Flash Info&lt;/span&gt;</text:p>
      <text:p text:style-name="Normal"><text:s text:c="28"/>&lt;/label&gt;</text:p>
      <text:p text:style-name="Normal"><text:s text:c="24"/>&lt;/div&gt;</text:p>
      <text:p text:style-name="Normal"><text:s text:c="20"/>&lt;/div&gt;</text:p>
      <text:p text:style-name="Normal"/>
      <text:p text:style-name="Normal"><text:s text:c="20"/>&lt;div class="glass p-4 rounded-lg"&gt;</text:p>
      <text:p text:style-name="Normal"><text:s text:c="24"/>&lt;h4 class="font-semibold text-white mb-3 text-sm"&gt;Rubrique&lt;/h4&gt;</text:p>
      <text:p text:style-name="Normal"><text:s text:c="24"/>&lt;select class="w-full bg-slate-800 border border-slate-600 rounded px-3 py-2 text-sm text-white focus:outline-none focus:border-amber-500"&gt;</text:p>
      <text:p text:style-name="Normal"><text:s text:c="28"/>&lt;option&gt;Toutes les rubriques&lt;/option&gt;</text:p>
      <text:p text:style-name="Normal"><text:s text:c="28"/>&lt;option&gt;Maghreb&lt;/option&gt;</text:p>
      <text:p text:style-name="Normal"><text:s text:c="28"/>&lt;option&gt;Sahel&lt;/option&gt;</text:p>
      <text:p text:style-name="Normal"><text:s text:c="28"/>&lt;option&gt;Sécurité &amp; Défense&lt;/option&gt;</text:p>
      <text:p text:style-name="Normal"><text:s text:c="28"/>&lt;option&gt;Géoéconomie&lt;/option&gt;</text:p>
      <text:p text:style-name="Normal"><text:s text:c="24"/>&lt;/select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!-- Liste des publications --&gt;</text:p>
      <text:p text:style-name="Normal"><text:s text:c="16"/>&lt;div class="lg:col-span-3 space-y-3"&gt;</text:p>
      <text:p text:style-name="Normal"><text:s text:c="20"/>&lt;div class="glass p-4 rounded-lg hover:bg-slate-800/50 transition-colors cursor-pointer group"&gt;</text:p>
      <text:p text:style-name="Normal"><text:s text:c="24"/>&lt;div class="flex items-start justify-between"&gt;</text:p>
      <text:p text:style-name="Normal"><text:s text:c="28"/>&lt;div class="flex-1"&gt;</text:p>
      <text:p text:style-name="Normal"><text:s text:c="32"/>&lt;div class="flex items-center space-x-2 mb-2"&gt;</text:p>
      <text:p text:style-name="Normal"><text:s text:c="36"/>&lt;span class="px-2 py-0.5 bg-blue-500/20 text-blue-300 text-[10px] font-bold rounded"&gt;IGH-NS-2026-02-017&lt;/span&gt;</text:p>
      <text:p text:style-name="Normal"><text:s text:c="36"/>&lt;span class="text-[10px] text-slate-500"&gt;28 Fév 2026&lt;/span&gt;</text:p>
      <text:p text:style-name="Normal"><text:s text:c="32"/>&lt;/div&gt;</text:p>
      <text:p text:style-name="Normal"><text:s text:c="32"/>&lt;h4 class="text-white font-semibold mb-1 group-hover:text-amber-400 transition-colors"&gt;Nomination Schapiro : Vers une diplomatie US de la coercition à l'égard de l'Algérie ?&lt;/h4&gt;</text:p>
      <text:p text:style-name="Normal"><text:s text:c="32"/>&lt;p class="text-sm text-slate-400 line-clamp-2"&gt;Analyse des implications de la nomination du nouvel ambassadeur des États-Unis à Alger et du pivot stratégique américain dans la région...&lt;/p&gt;</text:p>
      <text:p text:style-name="Normal"><text:s text:c="32"/>&lt;div class="flex items-center space-x-2 mt-3"&gt;</text:p>
      <text:p text:style-name="Normal"><text:s text:c="36"/>&lt;span class="px-2 py-0.5 bg-slate-700 text-slate-300 text-[10px] rounded"&gt;Maghreb&lt;/span&gt;</text:p>
      <text:p text:style-name="Normal"><text:s text:c="36"/>&lt;span class="px-2 py-0.5 bg-slate-700 text-slate-300 text-[10px] rounded"&gt;Relations Internationales&lt;/span&gt;</text:p>
      <text:p text:style-name="Normal"><text:s text:c="36"/>&lt;span class="text-[10px] text-slate-500"&gt;&lt;i class="fas fa-eye mr-1"&gt;&lt;/i&gt; 1,247 vues&lt;/span&gt;</text:p>
      <text:p text:style-name="Normal"><text:s text:c="32"/>&lt;/div&gt;</text:p>
      <text:p text:style-name="Normal"><text:s text:c="28"/>&lt;/div&gt;</text:p>
      <text:p text:style-name="Normal"><text:s text:c="28"/>&lt;button class="p-2 text-slate-400 hover:text-amber-400 transition-colors"&gt;</text:p>
      <text:p text:style-name="Normal"><text:s text:c="32"/>&lt;i class="fas fa-download"&gt;&lt;/i&gt;</text:p>
      <text:p text:style-name="Normal"><text:s text:c="28"/>&lt;/button&gt;</text:p>
      <text:p text:style-name="Normal"><text:s text:c="24"/>&lt;/div&gt;</text:p>
      <text:p text:style-name="Normal"><text:s text:c="20"/>&lt;/div&gt;</text:p>
      <text:p text:style-name="Normal"/>
      <text:p text:style-name="Normal"><text:s text:c="20"/>&lt;div class="glass p-4 rounded-lg hover:bg-slate-800/50 transition-colors cursor-pointer group"&gt;</text:p>
      <text:soft-page-break/>
      <text:p text:style-name="Normal"><text:s text:c="24"/>&lt;div class="flex items-start justify-between"&gt;</text:p>
      <text:p text:style-name="Normal"><text:s text:c="28"/>&lt;div class="flex-1"&gt;</text:p>
      <text:p text:style-name="Normal"><text:s text:c="32"/>&lt;div class="flex items-center space-x-2 mb-2"&gt;</text:p>
      <text:p text:style-name="Normal"><text:s text:c="36"/>&lt;span class="px-2 py-0.5 bg-red-500/20 text-red-300 text-[10px] font-bold rounded"&gt;IGH-DA-2026-02-089&lt;/span&gt;</text:p>
      <text:p text:style-name="Normal"><text:s text:c="36"/>&lt;span class="text-[10px] text-slate-500"&gt;28 Fév 2026&lt;/span&gt;</text:p>
      <text:p text:style-name="Normal"><text:s text:c="32"/>&lt;/div&gt;</text:p>
      <text:p text:style-name="Normal"><text:s text:c="32"/>&lt;h4 class="text-white font-semibold mb-1 group-hover:text-amber-400 transition-colors"&gt;Opération Hedgehog : Déploiement OTAN dans le Sahel&lt;/h4&gt;</text:p>
      <text:p text:style-name="Normal"><text:s text:c="32"/>&lt;p class="text-sm text-slate-400 line-clamp-2"&gt;Dépêche analytique sur les mouvements de troupes et les implications sécuritaires pour le Maghreb...&lt;/p&gt;</text:p>
      <text:p text:style-name="Normal"><text:s text:c="32"/>&lt;div class="flex items-center space-x-2 mt-3"&gt;</text:p>
      <text:p text:style-name="Normal"><text:s text:c="36"/>&lt;span class="px-2 py-0.5 bg-slate-700 text-slate-300 text-[10px] rounded"&gt;Sahel&lt;/span&gt;</text:p>
      <text:p text:style-name="Normal"><text:s text:c="36"/>&lt;span class="px-2 py-0.5 bg-slate-700 text-slate-300 text-[10px] rounded"&gt;Sécurité&lt;/span&gt;</text:p>
      <text:p text:style-name="Normal"><text:s text:c="36"/>&lt;span class="text-[10px] text-slate-500"&gt;&lt;i class="fas fa-eye mr-1"&gt;&lt;/i&gt; 892 vues&lt;/span&gt;</text:p>
      <text:p text:style-name="Normal"><text:s text:c="32"/>&lt;/div&gt;</text:p>
      <text:p text:style-name="Normal"><text:s text:c="28"/>&lt;/div&gt;</text:p>
      <text:p text:style-name="Normal"><text:s text:c="28"/>&lt;button class="p-2 text-slate-400 hover:text-amber-400 transition-colors"&gt;</text:p>
      <text:p text:style-name="Normal"><text:s text:c="32"/>&lt;i class="fas fa-download"&gt;&lt;/i&gt;</text:p>
      <text:p text:style-name="Normal"><text:s text:c="28"/>&lt;/button&gt;</text:p>
      <text:p text:style-name="Normal"><text:s text:c="24"/>&lt;/div&gt;</text:p>
      <text:p text:style-name="Normal"><text:s text:c="20"/>&lt;/div&gt;</text:p>
      <text:p text:style-name="Normal"/>
      <text:p text:style-name="Normal"><text:s text:c="20"/>&lt;div class="glass p-4 rounded-lg hover:bg-slate-800/50 transition-colors cursor-pointer group"&gt;</text:p>
      <text:p text:style-name="Normal"><text:s text:c="24"/>&lt;div class="flex items-start justify-between"&gt;</text:p>
      <text:p text:style-name="Normal"><text:s text:c="28"/>&lt;div class="flex-1"&gt;</text:p>
      <text:p text:style-name="Normal"><text:s text:c="32"/>&lt;div class="flex items-center space-x-2 mb-2"&gt;</text:p>
      <text:p text:style-name="Normal"><text:s text:c="36"/>&lt;span class="px-2 py-0.5 bg-purple-500/20 text-purple-300 text-[10px] font-bold rounded"&gt;IGH-RS-2026-01-003&lt;/span&gt;</text:p>
      <text:p text:style-name="Normal"><text:s text:c="36"/>&lt;span class="text-[10px] text-slate-500"&gt;15 Fév 2026&lt;/span&gt;</text:p>
      <text:soft-page-break/>
      <text:p text:style-name="Normal"><text:s text:c="32"/>&lt;/div&gt;</text:p>
      <text:p text:style-name="Normal"><text:s text:c="32"/>&lt;h4 class="text-white font-semibold mb-1 group-hover:text-amber-400 transition-colors"&gt;La Guerre Cognitive Émirienne contre le Maroc&lt;/h4&gt;</text:p>
      <text:p text:style-name="Normal"><text:s text:c="32"/>&lt;p class="text-sm text-slate-400 line-clamp-2"&gt;Rapport spécial sur les opérations d'influence des Émirats Arabes Unis et les stratégies de déstabilisation...&lt;/p&gt;</text:p>
      <text:p text:style-name="Normal"><text:s text:c="32"/>&lt;div class="flex items-center space-x-2 mt-3"&gt;</text:p>
      <text:p text:style-name="Normal"><text:s text:c="36"/>&lt;span class="px-2 py-0.5 bg-slate-700 text-slate-300 text-[10px] rounded"&gt;Moyen-Orient&lt;/span&gt;</text:p>
      <text:p text:style-name="Normal"><text:s text:c="36"/>&lt;span class="px-2 py-0.5 bg-slate-700 text-slate-300 text-[10px] rounded"&gt;Influence&lt;/span&gt;</text:p>
      <text:p text:style-name="Normal"><text:s text:c="36"/>&lt;span class="text-[10px] text-slate-500"&gt;&lt;i class="fas fa-eye mr-1"&gt;&lt;/i&gt; 2,156 vues&lt;/span&gt;</text:p>
      <text:p text:style-name="Normal"><text:s text:c="32"/>&lt;/div&gt;</text:p>
      <text:p text:style-name="Normal"><text:s text:c="28"/>&lt;/div&gt;</text:p>
      <text:p text:style-name="Normal"><text:s text:c="28"/>&lt;button class="p-2 text-slate-400 hover:text-amber-400 transition-colors"&gt;</text:p>
      <text:p text:style-name="Normal"><text:s text:c="32"/>&lt;i class="fas fa-download"&gt;&lt;/i&gt;</text:p>
      <text:p text:style-name="Normal"><text:s text:c="28"/>&lt;/button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4"/>&lt;/main&gt;</text:p>
      <text:p text:style-name="Normal"/>
      <text:p text:style-name="Normal"><text:s text:c="4"/>&lt;script&gt;</text:p>
      <text:p text:style-name="Normal"><text:s text:c="8"/>// Horloge</text:p>
      <text:p text:style-name="Normal"><text:s text:c="8"/>function updateClock() {</text:p>
      <text:p text:style-name="Normal"><text:s text:c="12"/>const now = new Date();</text:p>
      <text:p text:style-name="Normal"><text:s text:c="12"/>document.getElementById('live-clock').textContent = now.toLocaleTimeString('fr-FR', {</text:p>
      <text:p text:style-name="Normal"><text:s text:c="16"/>hour: '2-digit', minute: '2-digit', second: '2-digit',</text:p>
      <text:p text:style-name="Normal"><text:s text:c="16"/>timeZone: 'Africa/Casablanca'</text:p>
      <text:p text:style-name="Normal"><text:s text:c="12"/>});</text:p>
      <text:soft-page-break/>
      <text:p text:style-name="Normal"><text:s text:c="8"/>}</text:p>
      <text:p text:style-name="Normal"><text:s text:c="8"/>setInterval(updateClock, 1000);</text:p>
      <text:p text:style-name="Normal"><text:s text:c="8"/>updateClock();</text:p>
      <text:p text:style-name="Normal"/>
      <text:p text:style-name="Normal"><text:s text:c="8"/>// Navigation par onglets</text:p>
      <text:p text:style-name="Normal"><text:s text:c="8"/>function switchTab(tabId) {</text:p>
      <text:p text:style-name="Normal"><text:s text:c="12"/>// Masquer tous les contenus</text:p>
      <text:p text:style-name="Normal"><text:s text:c="12"/>document.querySelectorAll('.tab-content').forEach(content =&gt; {</text:p>
      <text:p text:style-name="Normal"><text:s text:c="16"/>content.classList.remove('active');</text:p>
      <text:p text:style-name="Normal"><text:s text:c="12"/>});</text:p>
      <text:p text:style-name="Normal"><text:s text:c="12"/></text:p>
      <text:p text:style-name="Normal"><text:s text:c="12"/>// Désactiver tous les boutons</text:p>
      <text:p text:style-name="Normal"><text:s text:c="12"/>document.querySelectorAll('.nav-item').forEach(btn =&gt; {</text:p>
      <text:p text:style-name="Normal"><text:s text:c="16"/>btn.classList.remove('active', 'text-amber-400', 'border-b-2', 'border-amber-400');</text:p>
      <text:p text:style-name="Normal"><text:s text:c="16"/>btn.classList.add('text-slate-400');</text:p>
      <text:p text:style-name="Normal"><text:s text:c="12"/>});</text:p>
      <text:p text:style-name="Normal"><text:s text:c="12"/></text:p>
      <text:p text:style-name="Normal"><text:s text:c="12"/>// Activer le contenu sélectionné</text:p>
      <text:p text:style-name="Normal"><text:s text:c="12"/>document.getElementById(tabId).classList.add('active');</text:p>
      <text:p text:style-name="Normal"><text:s text:c="12"/></text:p>
      <text:p text:style-name="Normal"><text:s text:c="12"/>// Activer le bouton</text:p>
      <text:p text:style-name="Normal"><text:s text:c="12"/>const activeBtn = document.querySelector(`[data-tab="${tabId}"]`);</text:p>
      <text:p text:style-name="Normal"><text:s text:c="12"/>activeBtn.classList.add('active', 'text-amber-400', 'border-b-2', 'border-amber-400');</text:p>
      <text:p text:style-name="Normal"><text:s text:c="12"/>activeBtn.classList.remove('text-slate-400');</text:p>
      <text:p text:style-name="Normal"><text:s text:c="12"/></text:p>
      <text:p text:style-name="Normal"><text:s text:c="12"/>// Mettre à jour le fil d'ariane</text:p>
      <text:p text:style-name="Normal"><text:s text:c="12"/>const titles = {</text:p>
      <text:p text:style-name="Normal"><text:s text:c="16"/>'dashboard': 'Vue d\'Ensemble',</text:p>
      <text:p text:style-name="Normal"><text:s text:c="16"/>'maghreb': 'Maghreb',</text:p>
      <text:p text:style-name="Normal"><text:s text:c="16"/>'sahel': 'Sahel',</text:p>
      <text:p text:style-name="Normal"><text:s text:c="16"/>'afrique': 'Afrique Subsaharienne',</text:p>
      <text:soft-page-break/>
      <text:p text:style-name="Normal"><text:s text:c="16"/>'moyen-orient': 'Moyen-Orient',</text:p>
      <text:p text:style-name="Normal"><text:s text:c="16"/>'securite': 'Sécurité &amp; Défense',</text:p>
      <text:p text:style-name="Normal"><text:s text:c="16"/>'economie': 'Géoéconomie',</text:p>
      <text:p text:style-name="Normal"><text:s text:c="16"/>'publications': 'Publications'</text:p>
      <text:p text:style-name="Normal"><text:s text:c="12"/>};</text:p>
      <text:p text:style-name="Normal"><text:s text:c="12"/>document.getElementById('breadcrumb-current').textContent = titles[tabId];</text:p>
      <text:p text:style-name="Normal"><text:s text:c="8"/>}</text:p>
      <text:p text:style-name="Normal"/>
      <text:p text:style-name="Normal"><text:s text:c="8"/>// Toggle sous-rubriques</text:p>
      <text:p text:style-name="Normal"><text:s text:c="8"/>function toggleSubRubric(id) {</text:p>
      <text:p text:style-name="Normal"><text:s text:c="12"/>const element = document.getElementById(id);</text:p>
      <text:p text:style-name="Normal"><text:s text:c="12"/>const icon = document.getElementById(id + '-icon');</text:p>
      <text:p text:style-name="Normal"><text:s text:c="12"/></text:p>
      <text:p text:style-name="Normal"><text:s text:c="12"/>if (element.classList.contains('open')) {</text:p>
      <text:p text:style-name="Normal"><text:s text:c="16"/>element.classList.remove('open');</text:p>
      <text:p text:style-name="Normal"><text:s text:c="16"/>icon.style.transform = 'rotate(0deg)';</text:p>
      <text:p text:style-name="Normal"><text:s text:c="12"/>} else {</text:p>
      <text:p text:style-name="Normal"><text:s text:c="16"/>element.classList.add('open');</text:p>
      <text:p text:style-name="Normal"><text:s text:c="16"/>icon.style.transform = 'rotate(180deg)';</text:p>
      <text:p text:style-name="Normal"><text:s text:c="12"/>}</text:p>
      <text:p text:style-name="Normal"><text:s text:c="8"/>}</text:p>
      <text:p text:style-name="Normal"/>
      <text:p text:style-name="Normal"><text:s text:c="8"/>// Graphiques</text:p>
      <text:p text:style-name="Normal"><text:s text:c="8"/>document.addEventListener('DOMContentLoaded', function() {</text:p>
      <text:p text:style-name="Normal"><text:s text:c="12"/>// Chart configuration par défaut</text:p>
      <text:p text:style-name="Normal"><text:s text:c="12"/>Chart.defaults.color = '#94a3b8';</text:p>
      <text:p text:style-name="Normal"><text:s text:c="12"/>Chart.defaults.borderColor = 'rgba(148, 163, 184, 0.1)';</text:p>
      <text:p text:style-name="Normal"><text:s text:c="12"/></text:p>
      <text:p text:style-name="Normal"><text:s text:c="12"/>// Graphique Maghreb</text:p>
      <text:p text:style-name="Normal"><text:s text:c="12"/>const maghrebCtx = document.getElementById('maghrebChart');</text:p>
      <text:p text:style-name="Normal"><text:s text:c="12"/>if (maghrebCtx) {</text:p>
      <text:soft-page-break/>
      <text:p text:style-name="Normal"><text:s text:c="16"/>new Chart(maghrebCtx, {</text:p>
      <text:p text:style-name="Normal"><text:s text:c="20"/>type: 'line',</text:p>
      <text:p text:style-name="Normal"><text:s text:c="20"/>data: {</text:p>
      <text:p text:style-name="Normal"><text:s text:c="24"/>labels: ['Jan', 'Fév', 'Mar', 'Avr', 'Mai', 'Juin'],</text:p>
      <text:p text:style-name="Normal"><text:s text:c="24"/>datasets: [{</text:p>
      <text:p text:style-name="Normal"><text:s text:c="28"/>label: 'Maroc',</text:p>
      <text:p text:style-name="Normal"><text:s text:c="28"/>data: [3.2, 3.5, 4.1, 4.8, 5.2, 5.8],</text:p>
      <text:p text:style-name="Normal"><text:s text:c="28"/>borderColor: '#ef4444',</text:p>
      <text:p text:style-name="Normal"><text:s text:c="28"/>backgroundColor: 'rgba(239, 68, 68, 0.1)',</text:p>
      <text:p text:style-name="Normal"><text:s text:c="28"/>tension: 0.4</text:p>
      <text:p text:style-name="Normal"><text:s text:c="24"/>}, {</text:p>
      <text:p text:style-name="Normal"><text:s text:c="28"/>label: 'Algérie',</text:p>
      <text:p text:style-name="Normal"><text:s text:c="28"/>data: [4.1, 4.3, 4.8, 5.5, 6.2, 6.8],</text:p>
      <text:p text:style-name="Normal"><text:s text:c="28"/>borderColor: '#f59e0b',</text:p>
      <text:p text:style-name="Normal"><text:s text:c="28"/>backgroundColor: 'rgba(245, 158, 11, 0.1)',</text:p>
      <text:p text:style-name="Normal"><text:s text:c="28"/>tension: 0.4</text:p>
      <text:p text:style-name="Normal"><text:s text:c="24"/>}, {</text:p>
      <text:p text:style-name="Normal"><text:s text:c="28"/>label: 'Tunisie',</text:p>
      <text:p text:style-name="Normal"><text:s text:c="28"/>data: [2.8, 3.1, 3.4, 3.2, 3.5, 3.8],</text:p>
      <text:p text:style-name="Normal"><text:s text:c="28"/>borderColor: '#10b981',</text:p>
      <text:p text:style-name="Normal"><text:s text:c="28"/>backgroundColor: 'rgba(16, 185, 129, 0.1)',</text:p>
      <text:p text:style-name="Normal"><text:s text:c="28"/>tension: 0.4</text:p>
      <text:p text:style-name="Normal"><text:s text:c="24"/>}]</text:p>
      <text:p text:style-name="Normal"><text:s text:c="20"/>},</text:p>
      <text:p text:style-name="Normal"><text:s text:c="20"/>options: {</text:p>
      <text:p text:style-name="Normal"><text:s text:c="24"/>responsive: true,</text:p>
      <text:p text:style-name="Normal"><text:s text:c="24"/>maintainAspectRatio: false,</text:p>
      <text:p text:style-name="Normal"><text:s text:c="24"/>plugins: {</text:p>
      <text:p text:style-name="Normal"><text:s text:c="28"/>legend: {<text:s/></text:p>
      <text:p text:style-name="Normal"><text:s text:c="32"/>labels: { color: '#94a3b8' }<text:s/></text:p>
      <text:p text:style-name="Normal"><text:s text:c="28"/>}</text:p>
      <text:soft-page-break/>
      <text:p text:style-name="Normal"><text:s text:c="24"/>},</text:p>
      <text:p text:style-name="Normal"><text:s text:c="24"/>scales: {</text:p>
      <text:p text:style-name="Normal"><text:s text:c="28"/>y: {</text:p>
      <text:p text:style-name="Normal"><text:s text:c="32"/>min: 0,</text:p>
      <text:p text:style-name="Normal"><text:s text:c="32"/>max: 10,</text:p>
      <text:p text:style-name="Normal"><text:s text:c="32"/>grid: { color: 'rgba(148, 163, 184, 0.1)' },</text:p>
      <text:p text:style-name="Normal"><text:s text:c="32"/>ticks: { color: '#94a3b8' }</text:p>
      <text:p text:style-name="Normal"><text:s text:c="28"/>},</text:p>
      <text:p text:style-name="Normal"><text:s text:c="28"/>x: {</text:p>
      <text:p text:style-name="Normal"><text:s text:c="32"/>grid: { color: 'rgba(148, 163, 184, 0.1)' },</text:p>
      <text:p text:style-name="Normal"><text:s text:c="32"/>ticks: { color: '#94a3b8' }</text:p>
      <text:p text:style-name="Normal"><text:s text:c="28"/>}</text:p>
      <text:p text:style-name="Normal"><text:s text:c="24"/>}</text:p>
      <text:p text:style-name="Normal"><text:s text:c="20"/>}</text:p>
      <text:p text:style-name="Normal"><text:s text:c="16"/>});</text:p>
      <text:p text:style-name="Normal"><text:s text:c="12"/>}</text:p>
      <text:p text:style-name="Normal"/>
      <text:p text:style-name="Normal"><text:s text:c="12"/>// Graphique Sahel</text:p>
      <text:p text:style-name="Normal"><text:s text:c="12"/>const sahelCtx = document.getElementById('sahelChart');</text:p>
      <text:p text:style-name="Normal"><text:s text:c="12"/>if (sahelCtx) {</text:p>
      <text:p text:style-name="Normal"><text:s text:c="16"/>new Chart(sahelCtx, {</text:p>
      <text:p text:style-name="Normal"><text:s text:c="20"/>type: 'bar',</text:p>
      <text:p text:style-name="Normal"><text:s text:c="20"/>data: {</text:p>
      <text:p text:style-name="Normal"><text:s text:c="24"/>labels: ['Mali', 'Burkina', 'Niger', 'Tchad'],</text:p>
      <text:p text:style-name="Normal"><text:s text:c="24"/>datasets: [{</text:p>
      <text:p text:style-name="Normal"><text:s text:c="28"/>label: 'Attaques 2024',</text:p>
      <text:p text:style-name="Normal"><text:s text:c="28"/>data: [450, 380, 290, 180],</text:p>
      <text:p text:style-name="Normal"><text:s text:c="28"/>backgroundColor: 'rgba(239, 68, 68, 0.6)'</text:p>
      <text:p text:style-name="Normal"><text:s text:c="24"/>}, {</text:p>
      <text:p text:style-name="Normal"><text:s text:c="28"/>label: 'Attaques 2025',</text:p>
      <text:p text:style-name="Normal"><text:s text:c="28"/>data: [520, 410, 340, 210],</text:p>
      <text:soft-page-break/>
      <text:p text:style-name="Normal"><text:s text:c="28"/>backgroundColor: 'rgba(245, 158, 11, 0.6)'</text:p>
      <text:p text:style-name="Normal"><text:s text:c="24"/>}]</text:p>
      <text:p text:style-name="Normal"><text:s text:c="20"/>},</text:p>
      <text:p text:style-name="Normal"><text:s text:c="20"/>options: {</text:p>
      <text:p text:style-name="Normal"><text:s text:c="24"/>responsive: true,</text:p>
      <text:p text:style-name="Normal"><text:s text:c="24"/>maintainAspectRatio: false,</text:p>
      <text:p text:style-name="Normal"><text:s text:c="24"/>plugins: {</text:p>
      <text:p text:style-name="Normal"><text:s text:c="28"/>legend: {<text:s/></text:p>
      <text:p text:style-name="Normal"><text:s text:c="32"/>labels: { color: '#94a3b8' }<text:s/></text:p>
      <text:p text:style-name="Normal"><text:s text:c="28"/>}</text:p>
      <text:p text:style-name="Normal"><text:s text:c="24"/>},</text:p>
      <text:p text:style-name="Normal"><text:s text:c="24"/>scales: {</text:p>
      <text:p text:style-name="Normal"><text:s text:c="28"/>y: {</text:p>
      <text:p text:style-name="Normal"><text:s text:c="32"/>grid: { color: 'rgba(148, 163, 184, 0.1)' },</text:p>
      <text:p text:style-name="Normal"><text:s text:c="32"/>ticks: { color: '#94a3b8' }</text:p>
      <text:p text:style-name="Normal"><text:s text:c="28"/>},</text:p>
      <text:p text:style-name="Normal"><text:s text:c="28"/>x: {</text:p>
      <text:p text:style-name="Normal"><text:s text:c="32"/>grid: { color: 'rgba(148, 163, 184, 0.1)' },</text:p>
      <text:p text:style-name="Normal"><text:s text:c="32"/>ticks: { color: '#94a3b8' }</text:p>
      <text:p text:style-name="Normal"><text:s text:c="28"/>}</text:p>
      <text:p text:style-name="Normal"><text:s text:c="24"/>}</text:p>
      <text:p text:style-name="Normal"><text:s text:c="20"/>}</text:p>
      <text:p text:style-name="Normal"><text:s text:c="16"/>});</text:p>
      <text:p text:style-name="Normal"><text:s text:c="12"/>}</text:p>
      <text:p text:style-name="Normal"><text:s text:c="8"/>});</text:p>
      <text:p text:style-name="Normal"><text:s text:c="4"/>&lt;/script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</meta:initial-creator>
    <dc:creator>As</dc:creator>
    <meta:creation-date>2026-03-07T14:46:00Z</meta:creation-date>
    <dc:date>2026-03-07T14:48:00Z</dc:date>
    <meta:template xlink:href="Normal" xlink:type="simple"/>
    <meta:editing-cycles>1</meta:editing-cycles>
    <meta:editing-duration>PT120S</meta:editing-duration>
    <meta:document-statistic meta:page-count="37" meta:paragraph-count="121" meta:word-count="9335" meta:character-count="60561" meta:row-count="427" meta:non-whitespace-character-count="51347"/>
  </office:meta>
</office:document-meta>
</file>